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1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7.66233333333333cm"/>
    </style:style>
    <style:style style:name="co3" style:family="table-column">
      <style:table-column-properties fo:break-before="auto" style:column-width="7.85283333333333cm"/>
    </style:style>
    <style:style style:name="co4" style:family="table-column">
      <style:table-column-properties fo:break-before="auto" style:column-width="10.4563333333333cm"/>
    </style:style>
    <style:style style:name="co5" style:family="table-column">
      <style:table-column-properties fo:break-before="auto" style:column-width="8.86883333333333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5466666666667cm"/>
    </style:style>
    <style:style style:name="co13" style:family="table-column">
      <style:table-column-properties fo:break-before="auto" style:column-width="1.60866666666667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356666666666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31233333333333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.9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57.9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2.9pt" style:use-optimal-row-height="false" fo:break-before="auto"/>
    </style:style>
    <style:style style:name="ro7" style:family="table-row">
      <style:table-row-properties style:row-height="21.9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177.7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11">
            <text:p>TABELA I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2">
            <text:p>RESOLUÇÃO Nº 200, DE 10 DE JULHO DE 2019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Mês/Ano de Referencia:</text:p>
          </table:table-cell>
          <table:table-cell office:value-type="string" table:number-columns-spanned="19" table:number-rows-spanned="1" table:style-name="ce13">
            <text:p>Jan/2022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number-columns-spanned="1" table:number-rows-spanned="3" table:style-name="ce16">
            <text:p>Matrícula</text:p>
          </table:table-cell>
          <table:table-cell office:value-type="string" table:number-columns-spanned="1" table:number-rows-spanned="3" table:style-name="ce16">
            <text:p>Nome</text:p>
          </table:table-cell>
          <table:table-cell office:value-type="string" table:number-columns-spanned="1" table:number-rows-spanned="3" table:style-name="ce16">
            <text:p>Cargo / Função</text:p>
          </table:table-cell>
          <table:table-cell office:value-type="string" table:number-columns-spanned="1" table:number-rows-spanned="3" table:style-name="ce16">
            <text:p>Lotação</text:p>
          </table:table-cell>
          <table:table-cell office:value-type="string" table:number-columns-spanned="1" table:number-rows-spanned="3" table:style-name="ce16">
            <text:p>Grupo</text:p>
          </table:table-cell>
          <table:table-cell office:value-type="string" table:number-columns-spanned="9" table:number-rows-spanned="1" table:style-name="ce16">
            <text:p>Rendimentos</text:p>
          </table:table-cell>
          <table:covered-table-cell table:number-columns-repeated="8"/>
          <table:table-cell office:value-type="string" table:number-columns-spanned="5" table:number-rows-spanned="1" table:style-name="ce16">
            <text:p>Descontos</text:p>
          </table:table-cell>
          <table:covered-table-cell table:number-columns-repeated="4"/>
          <table:table-cell office:value-type="string" table:number-columns-spanned="1" table:number-rows-spanned="3" table:style-name="ce23">
            <text:p>Rendimento Líquido Total (14)</text:p>
          </table:table-cell>
          <table:table-cell table:number-columns-repeated="1636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Remuneração Básica</text:p>
          </table:table-cell>
          <table:covered-table-cell/>
          <table:table-cell office:value-type="string" table:number-columns-spanned="4" table:number-rows-spanned="1" table:style-name="ce24">
            <text:p>Remuneração Eventual ou Temporária</text:p>
          </table:table-cell>
          <table:covered-table-cell table:number-columns-repeated="3"/>
          <table:table-cell office:value-type="string" table:number-columns-spanned="1" table:number-rows-spanned="2" table:style-name="ce24">
            <text:p>Outras Remunerações Temporárias(7)</text:p>
          </table:table-cell>
          <table:table-cell office:value-type="string" table:number-columns-spanned="1" table:number-rows-spanned="2" table:style-name="ce24">
            <text:p>Verbas Indenizatórias(8)</text:p>
          </table:table-cell>
          <table:table-cell office:value-type="string" table:number-columns-spanned="1" table:number-rows-spanned="2" table:style-name="ce24">
            <text:p>Total de Rendimentos Brutos(9)</text:p>
          </table:table-cell>
          <table:table-cell office:value-type="string" table:number-columns-spanned="3" table:number-rows-spanned="1" table:style-name="ce24">
            <text:p>Obrigatórios/Legais</text:p>
          </table:table-cell>
          <table:covered-table-cell table:number-columns-repeated="2"/>
          <table:table-cell office:value-type="string" table:style-name="ce25">
            <text:p>Pessoais</text:p>
          </table:table-cell>
          <table:table-cell office:value-type="string" table:number-columns-spanned="1" table:number-rows-spanned="2" table:style-name="ce24">
            <text:p>Total de Descontos(13)</text:p>
          </table:table-cell>
          <table:covered-table-cell/>
          <table:table-cell table:number-columns-repeated="1636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Remuneração do Cargo Efetivo(1)</text:p>
          </table:table-cell>
          <table:table-cell office:value-type="string" table:style-name="ce26">
            <text:p>Outras Verbas Remuneratórias, Legais ou Judiciais(2)</text:p>
          </table:table-cell>
          <table:table-cell office:value-type="string" table:style-name="ce26">
            <text:p>Função de Confiança ou Cargo em Comissão(3)</text:p>
          </table:table-cell>
          <table:table-cell office:value-type="string" table:style-name="ce26">
            <text:p>Gratificação Natalina(4)</text:p>
          </table:table-cell>
          <table:table-cell office:value-type="string" table:style-name="ce26">
            <text:p>Férias (1/3 constitucional) (5)</text:p>
          </table:table-cell>
          <table:table-cell office:value-type="string" table:style-name="ce26">
            <text:p>Abono de Permanência(6)</text:p>
          </table:table-cell>
          <table:covered-table-cell/>
          <table:covered-table-cell/>
          <table:covered-table-cell/>
          <table:table-cell office:value-type="string" table:style-name="ce26">
            <text:p>Contribuição Previdenciária(10)</text:p>
          </table:table-cell>
          <table:table-cell office:value-type="string" table:style-name="ce26">
            <text:p>Imposto de Renda(11)</text:p>
          </table:table-cell>
          <table:table-cell office:value-type="string" table:style-name="ce26">
            <text:p>Retenção por Teto Constitucional(12)</text:p>
          </table:table-cell>
          <table:table-cell office:value-type="string" table:style-name="ce26">
            <text:p>Outros (12.1)</text:p>
          </table:table-cell>
          <table:covered-table-cell/>
          <table:covered-table-cell/>
          <table:table-cell table:number-columns-repeated="16364"/>
        </table:table-row>
        <table:table-row table:style-name="ro6">
          <table:table-cell office:value-type="float" office:value="36461" table:style-name="ce4">
            <text:p>36461</text:p>
          </table:table-cell>
          <table:table-cell office:value-type="string" table:style-name="ce5">
            <text:p>ABELARDO TOWNES DE CASTRO JUNIOR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4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41.7" table:style-name="ce6">
            <text:p>6.941,70</text:p>
          </table:table-cell>
          <table:table-cell office:value-type="float" office:value="0" table:style-name="ce6">
            <text:p>0,00</text:p>
          </table:table-cell>
          <table:table-cell office:value-type="float" office:value="17524.32" table:style-name="ce6">
            <text:p>17.524,32</text:p>
          </table:table-cell>
          <table:table-cell office:value-type="float" office:value="29182.49" table:style-name="ce6">
            <text:p>29.182,49</text:p>
          </table:table-cell>
          <table:table-cell office:value-type="float" office:value="9648.64" table:style-name="ce6">
            <text:p>9.648,64</text:p>
          </table:table-cell>
          <table:table-cell table:number-columns-repeated="16364"/>
        </table:table-row>
        <table:table-row table:style-name="ro6">
          <table:table-cell office:value-type="float" office:value="38102" table:style-name="ce4">
            <text:p>38102</text:p>
          </table:table-cell>
          <table:table-cell office:value-type="string" table:style-name="ce5">
            <text:p>ADENILSON DE SOUZ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ESPEC DE COMBATE EVASAO FISC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9579.82" table:style-name="ce6">
            <text:p>39.579,82</text:p>
          </table:table-cell>
          <table:table-cell office:value-type="float" office:value="78322.3" table:style-name="ce6">
            <text:p>78.322,30</text:p>
          </table:table-cell>
          <table:table-cell office:value-type="float" office:value="4716.47" table:style-name="ce6">
            <text:p>4.716,47</text:p>
          </table:table-cell>
          <table:table-cell office:value-type="float" office:value="7009.67" table:style-name="ce6">
            <text:p>7.009,67</text:p>
          </table:table-cell>
          <table:table-cell office:value-type="float" office:value="0" table:style-name="ce6">
            <text:p>0,00</text:p>
          </table:table-cell>
          <table:table-cell office:value-type="float" office:value="10597.96" table:style-name="ce6">
            <text:p>10.597,96</text:p>
          </table:table-cell>
          <table:table-cell office:value-type="float" office:value="22324.1" table:style-name="ce6">
            <text:p>22.324,10</text:p>
          </table:table-cell>
          <table:table-cell office:value-type="float" office:value="55998.2" table:style-name="ce6">
            <text:p>55.998,20</text:p>
          </table:table-cell>
          <table:table-cell table:number-columns-repeated="16364"/>
        </table:table-row>
        <table:table-row table:style-name="ro6">
          <table:table-cell office:value-type="float" office:value="43781" table:style-name="ce4">
            <text:p>43781</text:p>
          </table:table-cell>
          <table:table-cell office:value-type="string" table:style-name="ce5">
            <text:p>ALEKINE LOPES DOS SANTO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 ESP DE HABITACAO E URBANISMO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41.7" table:style-name="ce6">
            <text:p>6.941,70</text:p>
          </table:table-cell>
          <table:table-cell office:value-type="float" office:value="0" table:style-name="ce6">
            <text:p>0,00</text:p>
          </table:table-cell>
          <table:table-cell office:value-type="float" office:value="11978.92" table:style-name="ce6">
            <text:p>11.978,92</text:p>
          </table:table-cell>
          <table:table-cell office:value-type="float" office:value="23637.09" table:style-name="ce6">
            <text:p>23.637,09</text:p>
          </table:table-cell>
          <table:table-cell office:value-type="float" office:value="15194.04" table:style-name="ce6">
            <text:p>15.194,04</text:p>
          </table:table-cell>
          <table:table-cell table:number-columns-repeated="16364"/>
        </table:table-row>
        <table:table-row table:style-name="ro6">
          <table:table-cell office:value-type="float" office:value="7101" table:style-name="ce4">
            <text:p>7101</text:p>
          </table:table-cell>
          <table:table-cell office:value-type="string" table:style-name="ce5">
            <text:p>ALESSANDRA GARCIA MARQUE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ESP DE DEF DO CONSUMIDOR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142.019999999997" table:style-name="ce6">
            <text:p>35.142,02</text:p>
          </table:table-cell>
          <table:table-cell office:value-type="float" office:value="68831.13" table:style-name="ce6">
            <text:p>6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3537.69" table:style-name="ce6">
            <text:p>3.537,69</text:p>
          </table:table-cell>
          <table:table-cell office:value-type="float" office:value="15352.28" table:style-name="ce6">
            <text:p>15.352,28</text:p>
          </table:table-cell>
          <table:table-cell office:value-type="float" office:value="53478.85" table:style-name="ce6">
            <text:p>53.478,85</text:p>
          </table:table-cell>
          <table:table-cell table:number-columns-repeated="16364"/>
        </table:table-row>
        <table:table-row table:style-name="ro6">
          <table:table-cell office:value-type="float" office:value="16861" table:style-name="ce4">
            <text:p>16861</text:p>
          </table:table-cell>
          <table:table-cell office:value-type="string" table:style-name="ce5">
            <text:p>ALMIR FERNANDES BRANC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2 PROM ESP DE DEF CRIANCA E ADOLESCENT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4260.16" table:style-name="ce6">
            <text:p>4.260,16</text:p>
          </table:table-cell>
          <table:table-cell office:value-type="float" office:value="39280.22" table:style-name="ce6">
            <text:p>39.280,22</text:p>
          </table:table-cell>
          <table:table-cell office:value-type="float" office:value="81945.960000000006" table:style-name="ce6">
            <text:p>81.945,96</text:p>
          </table:table-cell>
          <table:table-cell office:value-type="float" office:value="5312.89" table:style-name="ce6">
            <text:p>5.312,89</text:p>
          </table:table-cell>
          <table:table-cell office:value-type="float" office:value="8509.33" table:style-name="ce6">
            <text:p>8.509,33</text:p>
          </table:table-cell>
          <table:table-cell office:value-type="float" office:value="0" table:style-name="ce6">
            <text:p>0,00</text:p>
          </table:table-cell>
          <table:table-cell office:value-type="float" office:value="21035.18" table:style-name="ce6">
            <text:p>21.035,18</text:p>
          </table:table-cell>
          <table:table-cell office:value-type="float" office:value="34857.4" table:style-name="ce6">
            <text:p>34.857,40</text:p>
          </table:table-cell>
          <table:table-cell office:value-type="float" office:value="47088.56" table:style-name="ce6">
            <text:p>47.088,56</text:p>
          </table:table-cell>
          <table:table-cell table:number-columns-repeated="16364"/>
        </table:table-row>
        <table:table-row table:style-name="ro6">
          <table:table-cell office:value-type="float" office:value="7281" table:style-name="ce4">
            <text:p>7281</text:p>
          </table:table-cell>
          <table:table-cell office:value-type="string" table:style-name="ce5">
            <text:p>ALVARO LUIZ ARAUJO PEREIR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CORREGEDORIA GER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35319.33" table:style-name="ce6">
            <text:p>35.319,33</text:p>
          </table:table-cell>
          <table:table-cell office:value-type="float" office:value="76100.88" table:style-name="ce6">
            <text:p>76.100,88</text:p>
          </table:table-cell>
          <table:table-cell office:value-type="float" office:value="4964.71" table:style-name="ce6">
            <text:p>4.964,71</text:p>
          </table:table-cell>
          <table:table-cell office:value-type="float" office:value="8414.6" table:style-name="ce6">
            <text:p>8.414,60</text:p>
          </table:table-cell>
          <table:table-cell office:value-type="float" office:value="1488.23" table:style-name="ce6">
            <text:p>1.488,23</text:p>
          </table:table-cell>
          <table:table-cell office:value-type="float" office:value="7295.03" table:style-name="ce6">
            <text:p>7.295,03</text:p>
          </table:table-cell>
          <table:table-cell office:value-type="float" office:value="22162.57" table:style-name="ce6">
            <text:p>22.162,57</text:p>
          </table:table-cell>
          <table:table-cell office:value-type="float" office:value="53938.31" table:style-name="ce6">
            <text:p>53.938,31</text:p>
          </table:table-cell>
          <table:table-cell table:number-columns-repeated="16364"/>
        </table:table-row>
        <table:table-row table:style-name="ro6">
          <table:table-cell office:value-type="float" office:value="55921" table:style-name="ce4">
            <text:p>55921</text:p>
          </table:table-cell>
          <table:table-cell office:value-type="string" table:style-name="ce5">
            <text:p>ANTONIO ALCESTE CALLIL DE CASTRO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DE JUSTICA CUMULATIVA DE BUJARI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0106.74" table:style-name="ce6">
            <text:p>10.106,74</text:p>
          </table:table-cell>
          <table:table-cell office:value-type="float" office:value="42031.6" table:style-name="ce6">
            <text:p>42.031,60</text:p>
          </table:table-cell>
          <table:table-cell office:value-type="float" office:value="84142.99" table:style-name="ce6">
            <text:p>84.142,99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9374.81" table:style-name="ce6">
            <text:p>9.374,81</text:p>
          </table:table-cell>
          <table:table-cell office:value-type="float" office:value="0" table:style-name="ce6">
            <text:p>0,00</text:p>
          </table:table-cell>
          <table:table-cell office:value-type="float" office:value="6835.16" table:style-name="ce6">
            <text:p>6.835,16</text:p>
          </table:table-cell>
          <table:table-cell office:value-type="float" office:value="20690.62" table:style-name="ce6">
            <text:p>20.690,62</text:p>
          </table:table-cell>
          <table:table-cell office:value-type="float" office:value="63452.37" table:style-name="ce6">
            <text:p>63.452,37</text:p>
          </table:table-cell>
          <table:table-cell table:number-columns-repeated="16364"/>
        </table:table-row>
        <table:table-row table:style-name="ro6">
          <table:table-cell office:value-type="float" office:value="37782" table:style-name="ce4">
            <text:p>37782</text:p>
          </table:table-cell>
          <table:table-cell office:value-type="string" table:style-name="ce5">
            <text:p>ARETUZA DE ALMEIDA CRUZ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8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6198.95" table:style-name="ce6">
            <text:p>6.198,95</text:p>
          </table:table-cell>
          <table:table-cell office:value-type="float" office:value="19298.939999999999" table:style-name="ce6">
            <text:p>19.298,94</text:p>
          </table:table-cell>
          <table:table-cell office:value-type="float" office:value="24585.56" table:style-name="ce6">
            <text:p>24.585,56</text:p>
          </table:table-cell>
          <table:table-cell table:number-columns-repeated="16364"/>
        </table:table-row>
        <table:table-row table:style-name="ro6">
          <table:table-cell office:value-type="float" office:value="43881" table:style-name="ce4">
            <text:p>43881</text:p>
          </table:table-cell>
          <table:table-cell office:value-type="string" table:style-name="ce5">
            <text:p>BERNARDO FITERMAN ALBAN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IVE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25828.32" table:style-name="ce6">
            <text:p>25.828,3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69712.820000000007" table:style-name="ce6">
            <text:p>69.712,82</text:p>
          </table:table-cell>
          <table:table-cell office:value-type="float" office:value="4716.47" table:style-name="ce6">
            <text:p>4.716,47</text:p>
          </table:table-cell>
          <table:table-cell office:value-type="float" office:value="14721.22" table:style-name="ce6">
            <text:p>14.721,22</text:p>
          </table:table-cell>
          <table:table-cell office:value-type="float" office:value="0" table:style-name="ce6">
            <text:p>0,00</text:p>
          </table:table-cell>
          <table:table-cell office:value-type="float" office:value="11318.79" table:style-name="ce6">
            <text:p>11.318,79</text:p>
          </table:table-cell>
          <table:table-cell office:value-type="float" office:value="30756.48" table:style-name="ce6">
            <text:p>30.756,48</text:p>
          </table:table-cell>
          <table:table-cell office:value-type="float" office:value="38956.339999999997" table:style-name="ce6">
            <text:p>38.956,34</text:p>
          </table:table-cell>
          <table:table-cell table:number-columns-repeated="16364"/>
        </table:table-row>
        <table:table-row table:style-name="ro6">
          <table:table-cell office:value-type="float" office:value="56331" table:style-name="ce4">
            <text:p>56331</text:p>
          </table:table-cell>
          <table:table-cell office:value-type="string" table:style-name="ce5">
            <text:p>BIANCA BERNARDES DE MORAES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DE JUSTICA CIVEL DE FEIJO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4973.58" table:style-name="ce6">
            <text:p>4.973,58</text:p>
          </table:table-cell>
          <table:table-cell office:value-type="float" office:value="42031.6" table:style-name="ce6">
            <text:p>42.031,6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8089.42" table:style-name="ce6">
            <text:p>8.089,42</text:p>
          </table:table-cell>
          <table:table-cell office:value-type="float" office:value="0" table:style-name="ce6">
            <text:p>0,00</text:p>
          </table:table-cell>
          <table:table-cell office:value-type="float" office:value="7420.53" table:style-name="ce6">
            <text:p>7.420,53</text:p>
          </table:table-cell>
          <table:table-cell office:value-type="float" office:value="19990.599999999999" table:style-name="ce6">
            <text:p>19.990,60</text:p>
          </table:table-cell>
          <table:table-cell office:value-type="float" office:value="22041" table:style-name="ce6">
            <text:p>22.041,00</text:p>
          </table:table-cell>
          <table:table-cell table:number-columns-repeated="16364"/>
        </table:table-row>
        <table:table-row table:style-name="ro6">
          <table:table-cell office:value-type="float" office:value="54761" table:style-name="ce4">
            <text:p>54761</text:p>
          </table:table-cell>
          <table:table-cell office:value-type="string" table:style-name="ce5">
            <text:p>CARLOS AUGUSTO DA COSTA PESCADOR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2784.32" table:style-name="ce6">
            <text:p>2.784,32</text:p>
          </table:table-cell>
          <table:table-cell office:value-type="float" office:value="14598.91" table:style-name="ce6">
            <text:p>14.598,91</text:p>
          </table:table-cell>
          <table:table-cell office:value-type="float" office:value="24232.22" table:style-name="ce6">
            <text:p>24.232,22</text:p>
          </table:table-cell>
          <table:table-cell table:number-columns-repeated="16364"/>
        </table:table-row>
        <table:table-row table:style-name="ro6">
          <table:table-cell office:value-type="float" office:value="11201" table:style-name="ce4">
            <text:p>11201</text:p>
          </table:table-cell>
          <table:table-cell office:value-type="string" table:style-name="ce5">
            <text:p>CARLOS ROBERTO DA SILVA MAI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3 PROCURADORIA DE JUSTICA CIVE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70663.47" table:style-name="ce6">
            <text:p>70.663,47</text:p>
          </table:table-cell>
          <table:table-cell office:value-type="float" office:value="111445.02" table:style-name="ce6">
            <text:p>111.445,02</text:p>
          </table:table-cell>
          <table:table-cell office:value-type="float" office:value="4964.71" table:style-name="ce6">
            <text:p>4.964,71</text:p>
          </table:table-cell>
          <table:table-cell office:value-type="float" office:value="8518.8700000000008" table:style-name="ce6">
            <text:p>8.518,87</text:p>
          </table:table-cell>
          <table:table-cell office:value-type="float" office:value="1488.23" table:style-name="ce6">
            <text:p>1.488,23</text:p>
          </table:table-cell>
          <table:table-cell office:value-type="float" office:value="7082.84" table:style-name="ce6">
            <text:p>7.082,84</text:p>
          </table:table-cell>
          <table:table-cell office:value-type="float" office:value="22054.65" table:style-name="ce6">
            <text:p>22.054,65</text:p>
          </table:table-cell>
          <table:table-cell office:value-type="float" office:value="89390.37" table:style-name="ce6">
            <text:p>89.390,37</text:p>
          </table:table-cell>
          <table:table-cell table:number-columns-repeated="16364"/>
        </table:table-row>
        <table:table-row table:style-name="ro6">
          <table:table-cell office:value-type="float" office:value="6981" table:style-name="ce4">
            <text:p>6981</text:p>
          </table:table-cell>
          <table:table-cell office:value-type="string" table:style-name="ce5">
            <text:p>CELSO JERONIMO DE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 GERAL ADJUNTA PARA ASSUNTOS JURIDICOS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8865.56" table:style-name="ce6">
            <text:p>8.865,56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64.71" table:style-name="ce6">
            <text:p>4.964,71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84611.82" table:style-name="ce6">
            <text:p>84.611,82</text:p>
          </table:table-cell>
          <table:table-cell office:value-type="float" office:value="4964.71" table:style-name="ce6">
            <text:p>4.964,71</text:p>
          </table:table-cell>
          <table:table-cell office:value-type="float" office:value="9936.2999999999993" table:style-name="ce6">
            <text:p>9.936,30</text:p>
          </table:table-cell>
          <table:table-cell office:value-type="float" office:value="5034.46" table:style-name="ce6">
            <text:p>5.034,46</text:p>
          </table:table-cell>
          <table:table-cell office:value-type="float" office:value="8026.05" table:style-name="ce6">
            <text:p>8.026,05</text:p>
          </table:table-cell>
          <table:table-cell office:value-type="float" office:value="27961.52" table:style-name="ce6">
            <text:p>27.961,52</text:p>
          </table:table-cell>
          <table:table-cell office:value-type="float" office:value="56650.3" table:style-name="ce6">
            <text:p>56.650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4">
            <text:p>11121</text:p>
          </table:table-cell>
          <table:table-cell office:value-type="string" table:style-name="ce5">
            <text:p>COSMO LIMA DE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2 PROCURADORIA DE JUSTICA CIVE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76100.88" table:style-name="ce6">
            <text:p>76.100,88</text:p>
          </table:table-cell>
          <table:table-cell office:value-type="float" office:value="4964.71" table:style-name="ce6">
            <text:p>4.964,71</text:p>
          </table:table-cell>
          <table:table-cell office:value-type="float" office:value="8083.4" table:style-name="ce6">
            <text:p>8.083,40</text:p>
          </table:table-cell>
          <table:table-cell office:value-type="float" office:value="1488.23" table:style-name="ce6">
            <text:p>1.488,23</text:p>
          </table:table-cell>
          <table:table-cell office:value-type="float" office:value="8311.2999999999993" table:style-name="ce6">
            <text:p>8.311,30</text:p>
          </table:table-cell>
          <table:table-cell office:value-type="float" office:value="22847.64" table:style-name="ce6">
            <text:p>22.847,64</text:p>
          </table:table-cell>
          <table:table-cell office:value-type="float" office:value="53253.24" table:style-name="ce6">
            <text:p>53.253,24</text:p>
          </table:table-cell>
          <table:table-cell table:number-columns-repeated="16364"/>
        </table:table-row>
        <table:table-row table:style-name="ro6">
          <table:table-cell office:value-type="float" office:value="5784" table:style-name="ce4">
            <text:p>5784</text:p>
          </table:table-cell>
          <table:table-cell office:value-type="string" table:style-name="ce5">
            <text:p>DAISSON GOMES TELES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2 PROM JUST ESP DE DEFESA DO PATRIM PUBLICO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5217.97" table:style-name="ce6">
            <text:p>35.217,97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6321.29" table:style-name="ce6">
            <text:p>6.321,29</text:p>
          </table:table-cell>
          <table:table-cell office:value-type="float" office:value="0" table:style-name="ce6">
            <text:p>0,00</text:p>
          </table:table-cell>
          <table:table-cell office:value-type="float" office:value="6939.81" table:style-name="ce6">
            <text:p>6.939,81</text:p>
          </table:table-cell>
          <table:table-cell office:value-type="float" office:value="17517.71" table:style-name="ce6">
            <text:p>17.517,71</text:p>
          </table:table-cell>
          <table:table-cell office:value-type="float" office:value="17700.259999999998" table:style-name="ce6">
            <text:p>17.700,26</text:p>
          </table:table-cell>
          <table:table-cell table:number-columns-repeated="16364"/>
        </table:table-row>
        <table:table-row table:style-name="ro6">
          <table:table-cell office:value-type="float" office:value="13501" table:style-name="ce4">
            <text:p>13501</text:p>
          </table:table-cell>
          <table:table-cell office:value-type="string" table:style-name="ce5">
            <text:p>DANILO LOVISARO DO NASCIMENT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6722" table:style-name="ce6">
            <text:p>46.722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92822.88" table:style-name="ce6">
            <text:p>92.822,88</text:p>
          </table:table-cell>
          <table:table-cell office:value-type="float" office:value="11505.79" table:style-name="ce6">
            <text:p>11.505,79</text:p>
          </table:table-cell>
          <table:table-cell office:value-type="float" office:value="18751.400000000001" table:style-name="ce6">
            <text:p>18.751,40</text:p>
          </table:table-cell>
          <table:table-cell office:value-type="float" office:value="1488.23" table:style-name="ce6">
            <text:p>1.488,23</text:p>
          </table:table-cell>
          <table:table-cell office:value-type="float" office:value="17011.39" table:style-name="ce6">
            <text:p>17.011,39</text:p>
          </table:table-cell>
          <table:table-cell office:value-type="float" office:value="48756.81" table:style-name="ce6">
            <text:p>48.756,81</text:p>
          </table:table-cell>
          <table:table-cell office:value-type="float" office:value="44066.07" table:style-name="ce6">
            <text:p>44.066,07</text:p>
          </table:table-cell>
          <table:table-cell table:number-columns-repeated="16364"/>
        </table:table-row>
        <table:table-row table:style-name="ro6">
          <table:table-cell office:value-type="float" office:value="37271" table:style-name="ce4">
            <text:p>37271</text:p>
          </table:table-cell>
          <table:table-cell office:value-type="string" table:style-name="ce5">
            <text:p>DAYAN MOREIRA ALBUQUERQUE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863.57" table:style-name="ce6">
            <text:p>2.863,5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1694.699999999997" table:style-name="ce6">
            <text:p>41.694,70</text:p>
          </table:table-cell>
          <table:table-cell office:value-type="float" office:value="4716.47" table:style-name="ce6">
            <text:p>4.716,47</text:p>
          </table:table-cell>
          <table:table-cell office:value-type="float" office:value="5968.07" table:style-name="ce6">
            <text:p>5.968,07</text:p>
          </table:table-cell>
          <table:table-cell office:value-type="float" office:value="0" table:style-name="ce6">
            <text:p>0,00</text:p>
          </table:table-cell>
          <table:table-cell office:value-type="float" office:value="10467.89" table:style-name="ce6">
            <text:p>10.467,89</text:p>
          </table:table-cell>
          <table:table-cell office:value-type="float" office:value="21152.43" table:style-name="ce6">
            <text:p>21.152,43</text:p>
          </table:table-cell>
          <table:table-cell office:value-type="float" office:value="20542.27" table:style-name="ce6">
            <text:p>20.542,27</text:p>
          </table:table-cell>
          <table:table-cell table:number-columns-repeated="16364"/>
        </table:table-row>
        <table:table-row table:style-name="ro6">
          <table:table-cell office:value-type="float" office:value="43831" table:style-name="ce4">
            <text:p>43831</text:p>
          </table:table-cell>
          <table:table-cell office:value-type="string" table:style-name="ce5">
            <text:p>DIANA SORAIA TABALIPA PIMENTEL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0970.42" table:style-name="ce6">
            <text:p>30.970,42</text:p>
          </table:table-cell>
          <table:table-cell office:value-type="float" office:value="69712.899999999994" table:style-name="ce6">
            <text:p>69.712,9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16573.169999999998" table:style-name="ce6">
            <text:p>16.573,17</text:p>
          </table:table-cell>
          <table:table-cell office:value-type="float" office:value="53139.73" table:style-name="ce6">
            <text:p>53.139,7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4">
            <text:p>43722</text:p>
          </table:table-cell>
          <table:table-cell office:value-type="string" table:style-name="ce5">
            <text:p>DULCE HELENA DE FREITAS FRANC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3 PROMOTORIA DE JUST CRIMINAL <text:s/>VIOL DOM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2626.98" table:style-name="ce6">
            <text:p>82.626,98</text:p>
          </table:table-cell>
          <table:table-cell office:value-type="float" office:value="9432.94" table:style-name="ce6">
            <text:p>9.432,94</text:p>
          </table:table-cell>
          <table:table-cell office:value-type="float" office:value="16975.580000000002" table:style-name="ce6">
            <text:p>16.975,5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6408.52" table:style-name="ce6">
            <text:p>26.408,52</text:p>
          </table:table-cell>
          <table:table-cell office:value-type="float" office:value="56218.46" table:style-name="ce6">
            <text:p>56.218,46</text:p>
          </table:table-cell>
          <table:table-cell table:number-columns-repeated="16364"/>
        </table:table-row>
        <table:table-row table:style-name="ro6">
          <table:table-cell office:value-type="float" office:value="13841" table:style-name="ce4">
            <text:p>13841</text:p>
          </table:table-cell>
          <table:table-cell office:value-type="string" table:style-name="ce5">
            <text:p>EFRAIN ENRIQUE MENDOZA MENDIVIL FI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6 PROM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248.68" table:style-name="ce6">
            <text:p>49.248,68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8079.81" table:style-name="ce6">
            <text:p>88.079,81</text:p>
          </table:table-cell>
          <table:table-cell office:value-type="float" office:value="11257.55" table:style-name="ce6">
            <text:p>11.257,55</text:p>
          </table:table-cell>
          <table:table-cell office:value-type="float" office:value="17321.419999999998" table:style-name="ce6">
            <text:p>17.321,42</text:p>
          </table:table-cell>
          <table:table-cell office:value-type="float" office:value="0" table:style-name="ce6">
            <text:p>0,00</text:p>
          </table:table-cell>
          <table:table-cell office:value-type="float" office:value="6244.89" table:style-name="ce6">
            <text:p>6.244,89</text:p>
          </table:table-cell>
          <table:table-cell office:value-type="float" office:value="34823.86" table:style-name="ce6">
            <text:p>34.823,86</text:p>
          </table:table-cell>
          <table:table-cell office:value-type="float" office:value="53255.95" table:style-name="ce6">
            <text:p>53.255,95</text:p>
          </table:table-cell>
          <table:table-cell table:number-columns-repeated="16364"/>
        </table:table-row>
        <table:table-row table:style-name="ro6">
          <table:table-cell office:value-type="float" office:value="43742" table:style-name="ce4">
            <text:p>43742</text:p>
          </table:table-cell>
          <table:table-cell office:value-type="string" table:style-name="ce5">
            <text:p>ELIANE MISAE KINOSHIT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IVEL DE SENADOR GUIOMARD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972.43" table:style-name="ce6">
            <text:p>7.972,43</text:p>
          </table:table-cell>
          <table:table-cell office:value-type="float" office:value="0" table:style-name="ce6">
            <text:p>0,00</text:p>
          </table:table-cell>
          <table:table-cell office:value-type="float" office:value="2081.71" table:style-name="ce6">
            <text:p>2.081,71</text:p>
          </table:table-cell>
          <table:table-cell office:value-type="float" office:value="14770.61" table:style-name="ce6">
            <text:p>14.770,61</text:p>
          </table:table-cell>
          <table:table-cell office:value-type="float" office:value="27429.43" table:style-name="ce6">
            <text:p>27.429,43</text:p>
          </table:table-cell>
          <table:table-cell table:number-columns-repeated="16364"/>
        </table:table-row>
        <table:table-row table:style-name="ro6">
          <table:table-cell office:value-type="float" office:value="49421" table:style-name="ce4">
            <text:p>49421</text:p>
          </table:table-cell>
          <table:table-cell office:value-type="string" table:style-name="ce5">
            <text:p>ERICK CAVALCANTI LINHARES LIMA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MOT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00" table:style-name="ce6">
            <text:p>5.000,00</text:p>
          </table:table-cell>
          <table:table-cell office:value-type="float" office:value="0" table:style-name="ce6">
            <text:p>0,00</text:p>
          </table:table-cell>
          <table:table-cell office:value-type="float" office:value="5000" table:style-name="ce6">
            <text:p>5.000,00</text:p>
          </table:table-cell>
          <table:table-cell office:value-type="float" office:value="700" table:style-name="ce6">
            <text:p>700,00</text:p>
          </table:table-cell>
          <table:table-cell office:value-type="float" office:value="331.37" table:style-name="ce6">
            <text:p>331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031.3699999999999" table:style-name="ce6">
            <text:p>1.031,37</text:p>
          </table:table-cell>
          <table:table-cell office:value-type="float" office:value="3968.63" table:style-name="ce6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4">
            <text:p>46023</text:p>
          </table:table-cell>
          <table:table-cell office:value-type="string" table:style-name="ce5">
            <text:p>FERNANDO HENRIQUE SANTOS TERR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2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88.84" table:style-name="ce6">
            <text:p>15.688,84</text:p>
          </table:table-cell>
          <table:table-cell office:value-type="float" office:value="23142.29" table:style-name="ce6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44341" table:style-name="ce4">
            <text:p>44341</text:p>
          </table:table-cell>
          <table:table-cell office:value-type="string" table:style-name="ce5">
            <text:p>FERNANDO REGIS CEMBRANEL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RIMINA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889.57" table:style-name="ce6">
            <text:p>6.889,57</text:p>
          </table:table-cell>
          <table:table-cell office:value-type="float" office:value="0" table:style-name="ce6">
            <text:p>0,00</text:p>
          </table:table-cell>
          <table:table-cell office:value-type="float" office:value="6993.42" table:style-name="ce6">
            <text:p>6.993,42</text:p>
          </table:table-cell>
          <table:table-cell office:value-type="float" office:value="18599.46" table:style-name="ce6">
            <text:p>18.599,46</text:p>
          </table:table-cell>
          <table:table-cell office:value-type="float" office:value="20231.669999999998" table:style-name="ce6">
            <text:p>20.231,67</text:p>
          </table:table-cell>
          <table:table-cell table:number-columns-repeated="16364"/>
        </table:table-row>
        <table:table-row table:style-name="ro6">
          <table:table-cell office:value-type="float" office:value="10821" table:style-name="ce4">
            <text:p>10821</text:p>
          </table:table-cell>
          <table:table-cell office:value-type="string" table:style-name="ce5">
            <text:p>FLAVIO AUGUSTO SIQUEIRA DE OLIVEIR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5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2454.1999999999998" table:style-name="ce6">
            <text:p>2.454,2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308.29" table:style-name="ce6">
            <text:p>5.308,29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78544.039999999994" table:style-name="ce6">
            <text:p>78.544,04</text:p>
          </table:table-cell>
          <table:table-cell office:value-type="float" office:value="5308.29" table:style-name="ce6">
            <text:p>5.308,29</text:p>
          </table:table-cell>
          <table:table-cell office:value-type="float" office:value="9453.3799999999992" table:style-name="ce6">
            <text:p>9.453,38</text:p>
          </table:table-cell>
          <table:table-cell office:value-type="float" office:value="0" table:style-name="ce6">
            <text:p>0,00</text:p>
          </table:table-cell>
          <table:table-cell office:value-type="float" office:value="26868.86" table:style-name="ce6">
            <text:p>26.868,86</text:p>
          </table:table-cell>
          <table:table-cell office:value-type="float" office:value="41630.53" table:style-name="ce6">
            <text:p>41.630,53</text:p>
          </table:table-cell>
          <table:table-cell office:value-type="float" office:value="36913.51" table:style-name="ce6">
            <text:p>36.913,51</text:p>
          </table:table-cell>
          <table:table-cell table:number-columns-repeated="16364"/>
        </table:table-row>
        <table:table-row table:style-name="ro6">
          <table:table-cell office:value-type="float" office:value="43752" table:style-name="ce4">
            <text:p>43752</text:p>
          </table:table-cell>
          <table:table-cell office:value-type="string" table:style-name="ce5">
            <text:p>FLAVIO BUSSAB DELLA LIBERA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DE JUSTICA CUMULATIVA DE PORTO ACRE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021.36" table:style-name="ce6">
            <text:p>2.021,36</text:p>
          </table:table-cell>
          <table:table-cell office:value-type="float" office:value="4973.58" table:style-name="ce6">
            <text:p>4.973,58</text:p>
          </table:table-cell>
          <table:table-cell office:value-type="float" office:value="38999.589999999997" table:style-name="ce6">
            <text:p>38.999,59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151.34" table:style-name="ce6">
            <text:p>7.151,34</text:p>
          </table:table-cell>
          <table:table-cell office:value-type="float" office:value="0" table:style-name="ce6">
            <text:p>0,00</text:p>
          </table:table-cell>
          <table:table-cell office:value-type="float" office:value="7414.12" table:style-name="ce6">
            <text:p>7.414,12</text:p>
          </table:table-cell>
          <table:table-cell office:value-type="float" office:value="19046.11" table:style-name="ce6">
            <text:p>19.046,11</text:p>
          </table:table-cell>
          <table:table-cell office:value-type="float" office:value="19953.48" table:style-name="ce6">
            <text:p>19.953,48</text:p>
          </table:table-cell>
          <table:table-cell table:number-columns-repeated="16364"/>
        </table:table-row>
        <table:table-row table:style-name="ro6">
          <table:table-cell office:value-type="float" office:value="13761" table:style-name="ce4">
            <text:p>13761</text:p>
          </table:table-cell>
          <table:table-cell office:value-type="string" table:style-name="ce5">
            <text:p>FRANCISCO JOSE MAIA GUEDE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 ESP DE DEF CRIANCA E ADOLESCENT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48069.56" table:style-name="ce6">
            <text:p>48.069,56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91617.16" table:style-name="ce6">
            <text:p>91.617,16</text:p>
          </table:table-cell>
          <table:table-cell office:value-type="float" office:value="11257.55" table:style-name="ce6">
            <text:p>11.257,55</text:p>
          </table:table-cell>
          <table:table-cell office:value-type="float" office:value="18633.29" table:style-name="ce6">
            <text:p>18.633,29</text:p>
          </table:table-cell>
          <table:table-cell office:value-type="float" office:value="0" table:style-name="ce6">
            <text:p>0,00</text:p>
          </table:table-cell>
          <table:table-cell office:value-type="float" office:value="13780.55" table:style-name="ce6">
            <text:p>13.780,55</text:p>
          </table:table-cell>
          <table:table-cell office:value-type="float" office:value="43671.39" table:style-name="ce6">
            <text:p>43.671,39</text:p>
          </table:table-cell>
          <table:table-cell office:value-type="float" office:value="47945.77" table:style-name="ce6">
            <text:p>47.945,77</text:p>
          </table:table-cell>
          <table:table-cell table:number-columns-repeated="16364"/>
        </table:table-row>
        <table:table-row table:style-name="ro6">
          <table:table-cell office:value-type="float" office:value="36891" table:style-name="ce4">
            <text:p>36891</text:p>
          </table:table-cell>
          <table:table-cell office:value-type="string" table:style-name="ce5">
            <text:p>FRANCISCO JOSE NUNES CAVALCANTE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1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93.84" table:style-name="ce6">
            <text:p>6.993,84</text:p>
          </table:table-cell>
          <table:table-cell office:value-type="float" office:value="0" table:style-name="ce6">
            <text:p>0,00</text:p>
          </table:table-cell>
          <table:table-cell office:value-type="float" office:value="7044.86" table:style-name="ce6">
            <text:p>7.044,86</text:p>
          </table:table-cell>
          <table:table-cell office:value-type="float" office:value="18755.169999999998" table:style-name="ce6">
            <text:p>18.755,17</text:p>
          </table:table-cell>
          <table:table-cell office:value-type="float" office:value="20075.96" table:style-name="ce6">
            <text:p>20.075,96</text:p>
          </table:table-cell>
          <table:table-cell table:number-columns-repeated="16364"/>
        </table:table-row>
        <table:table-row table:style-name="ro6">
          <table:table-cell office:value-type="float" office:value="6631" table:style-name="ce4">
            <text:p>6631</text:p>
          </table:table-cell>
          <table:table-cell office:value-type="string" table:style-name="ce5">
            <text:p>GETULIO BARBOSA DE ANDRADE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7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1957.9" table:style-name="ce6">
            <text:p>1.957,9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7990.1" table:style-name="ce6">
            <text:p>27.990,10</text:p>
          </table:table-cell>
          <table:table-cell office:value-type="float" office:value="4990.58" table:style-name="ce6">
            <text:p>4.990,58</text:p>
          </table:table-cell>
          <table:table-cell office:value-type="float" office:value="1347.56" table:style-name="ce6">
            <text:p>1.347,56</text:p>
          </table:table-cell>
          <table:table-cell office:value-type="float" office:value="53802.02" table:style-name="ce6">
            <text:p>53.802,02</text:p>
          </table:table-cell>
          <table:table-cell office:value-type="float" office:value="123777.27" table:style-name="ce6">
            <text:p>123.777,27</text:p>
          </table:table-cell>
          <table:table-cell office:value-type="float" office:value="4990.58" table:style-name="ce6">
            <text:p>4.990,58</text:p>
          </table:table-cell>
          <table:table-cell office:value-type="float" office:value="14295.1" table:style-name="ce6">
            <text:p>14.295,10</text:p>
          </table:table-cell>
          <table:table-cell office:value-type="float" office:value="0" table:style-name="ce6">
            <text:p>0,00</text:p>
          </table:table-cell>
          <table:table-cell office:value-type="float" office:value="13444.57" table:style-name="ce6">
            <text:p>13.444,57</text:p>
          </table:table-cell>
          <table:table-cell office:value-type="float" office:value="32730.25" table:style-name="ce6">
            <text:p>32.730,25</text:p>
          </table:table-cell>
          <table:table-cell office:value-type="float" office:value="91047.02" table:style-name="ce6">
            <text:p>91.047,02</text:p>
          </table:table-cell>
          <table:table-cell table:number-columns-repeated="16364"/>
        </table:table-row>
        <table:table-row table:style-name="ro6">
          <table:table-cell office:value-type="float" office:value="7361" table:style-name="ce4">
            <text:p>7361</text:p>
          </table:table-cell>
          <table:table-cell office:value-type="string" table:style-name="ce5">
            <text:p>GILCELY EVANGELISTA DE ARAUJO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9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6841.3" table:style-name="ce6">
            <text:p>66.841,30</text:p>
          </table:table-cell>
          <table:table-cell office:value-type="float" office:value="102303.52" table:style-name="ce6">
            <text:p>102.303,52</text:p>
          </table:table-cell>
          <table:table-cell office:value-type="float" office:value="4964.71" table:style-name="ce6">
            <text:p>4.964,71</text:p>
          </table:table-cell>
          <table:table-cell office:value-type="float" office:value="7517.46" table:style-name="ce6">
            <text:p>7.517,46</text:p>
          </table:table-cell>
          <table:table-cell office:value-type="float" office:value="0" table:style-name="ce6">
            <text:p>0,00</text:p>
          </table:table-cell>
          <table:table-cell office:value-type="float" office:value="24276.28" table:style-name="ce6">
            <text:p>24.276,28</text:p>
          </table:table-cell>
          <table:table-cell office:value-type="float" office:value="36758.449999999997" table:style-name="ce6">
            <text:p>36.758,45</text:p>
          </table:table-cell>
          <table:table-cell office:value-type="float" office:value="65545.070000000007" table:style-name="ce6">
            <text:p>65.545,07</text:p>
          </table:table-cell>
          <table:table-cell table:number-columns-repeated="16364"/>
        </table:table-row>
        <table:table-row table:style-name="ro6">
          <table:table-cell office:value-type="float" office:value="41061" table:style-name="ce4">
            <text:p>41061</text:p>
          </table:table-cell>
          <table:table-cell office:value-type="string" table:style-name="ce5">
            <text:p>GLAUCIO NEY SHIROMA OSHIR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SECRETARIA GERAL DO MPAC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2360.92" table:style-name="ce6">
            <text:p>22.360,92</text:p>
          </table:table-cell>
          <table:table-cell office:value-type="float" office:value="99845.88" table:style-name="ce6">
            <text:p>99.845,88</text:p>
          </table:table-cell>
          <table:table-cell office:value-type="float" office:value="9432.64" table:style-name="ce6">
            <text:p>9.432,64</text:p>
          </table:table-cell>
          <table:table-cell office:value-type="float" office:value="16767.04" table:style-name="ce6">
            <text:p>16.767,04</text:p>
          </table:table-cell>
          <table:table-cell office:value-type="float" office:value="0" table:style-name="ce6">
            <text:p>0,00</text:p>
          </table:table-cell>
          <table:table-cell office:value-type="float" office:value="5034.3900000000003" table:style-name="ce6">
            <text:p>5.034,39</text:p>
          </table:table-cell>
          <table:table-cell office:value-type="float" office:value="31234.07" table:style-name="ce6">
            <text:p>31.234,07</text:p>
          </table:table-cell>
          <table:table-cell office:value-type="float" office:value="68611.81" table:style-name="ce6">
            <text:p>68.611,81</text:p>
          </table:table-cell>
          <table:table-cell table:number-columns-repeated="16364"/>
        </table:table-row>
        <table:table-row table:style-name="ro6">
          <table:table-cell office:value-type="float" office:value="43772" table:style-name="ce4">
            <text:p>43772</text:p>
          </table:table-cell>
          <table:table-cell office:value-type="string" table:style-name="ce5">
            <text:p>ILDON MAXIMIANO PERES NET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0 PROMOTORIA DE JUSTICA CRIMINAL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6121.56" table:style-name="ce6">
            <text:p>6.121,56</text:p>
          </table:table-cell>
          <table:table-cell office:value-type="float" office:value="0" table:style-name="ce6">
            <text:p>0,00</text:p>
          </table:table-cell>
          <table:table-cell office:value-type="float" office:value="13531.8" table:style-name="ce6">
            <text:p>13.531,80</text:p>
          </table:table-cell>
          <table:table-cell office:value-type="float" office:value="24369.83" table:style-name="ce6">
            <text:p>24.369,83</text:p>
          </table:table-cell>
          <table:table-cell office:value-type="float" office:value="19514.669999999998" table:style-name="ce6">
            <text:p>19.514,67</text:p>
          </table:table-cell>
          <table:table-cell table:number-columns-repeated="16364"/>
        </table:table-row>
        <table:table-row table:style-name="ro6">
          <table:table-cell office:value-type="float" office:value="43762" table:style-name="ce4">
            <text:p>43762</text:p>
          </table:table-cell>
          <table:table-cell office:value-type="string" table:style-name="ce5">
            <text:p>IVERSON RODRIGO MONTEIRO CERQUEIRA BUEN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EF DO MEIO AMBIENTE DO JURU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35.66" table:style-name="ce6">
            <text:p>8.435,66</text:p>
          </table:table-cell>
          <table:table-cell office:value-type="float" office:value="0" table:style-name="ce6">
            <text:p>0,00</text:p>
          </table:table-cell>
          <table:table-cell office:value-type="float" office:value="4684.3900000000003" table:style-name="ce6">
            <text:p>4.684,39</text:p>
          </table:table-cell>
          <table:table-cell office:value-type="float" office:value="17836.52" table:style-name="ce6">
            <text:p>17.836,52</text:p>
          </table:table-cell>
          <table:table-cell office:value-type="float" office:value="26047.98" table:style-name="ce6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4">
            <text:p>36621</text:p>
          </table:table-cell>
          <table:table-cell office:value-type="string" table:style-name="ce5">
            <text:p>JOANA D ARC DIAS MARTIN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2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7601.42" table:style-name="ce6">
            <text:p>27.601,42</text:p>
          </table:table-cell>
          <table:table-cell office:value-type="float" office:value="61290.53" table:style-name="ce6">
            <text:p>61.290,5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88.84" table:style-name="ce6">
            <text:p>15.688,84</text:p>
          </table:table-cell>
          <table:table-cell office:value-type="float" office:value="45601.69" table:style-name="ce6">
            <text:p>45.601,69</text:p>
          </table:table-cell>
          <table:table-cell table:number-columns-repeated="16364"/>
        </table:table-row>
        <table:table-row table:style-name="ro6">
          <table:table-cell office:value-type="float" office:value="56201" table:style-name="ce4">
            <text:p>56201</text:p>
          </table:table-cell>
          <table:table-cell office:value-type="string" table:style-name="ce5">
            <text:p>JOSE LUCIVAN NERY DE LIMA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CRIMINAL DE PLACIDO DE CASTRO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23.46" table:style-name="ce6">
            <text:p>7.423,46</text:p>
          </table:table-cell>
          <table:table-cell office:value-type="float" office:value="0" table:style-name="ce6">
            <text:p>0,00</text:p>
          </table:table-cell>
          <table:table-cell office:value-type="float" office:value="5534.45" table:style-name="ce6">
            <text:p>5.534,45</text:p>
          </table:table-cell>
          <table:table-cell office:value-type="float" office:value="17438.560000000001" table:style-name="ce6">
            <text:p>17.438,56</text:p>
          </table:table-cell>
          <table:table-cell office:value-type="float" office:value="22740.14" table:style-name="ce6">
            <text:p>22.740,14</text:p>
          </table:table-cell>
          <table:table-cell table:number-columns-repeated="16364"/>
        </table:table-row>
        <table:table-row table:style-name="ro6">
          <table:table-cell office:value-type="float" office:value="16351" table:style-name="ce4">
            <text:p>16351</text:p>
          </table:table-cell>
          <table:table-cell office:value-type="string" table:style-name="ce5">
            <text:p>JOSE RUY DA SILVEIRA LINO FI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9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6441.93" table:style-name="ce6">
            <text:p>6.441,93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9989.53" table:style-name="ce6">
            <text:p>49.989,53</text:p>
          </table:table-cell>
          <table:table-cell office:value-type="float" office:value="5618.34" table:style-name="ce6">
            <text:p>5.618,34</text:p>
          </table:table-cell>
          <table:table-cell office:value-type="float" office:value="8945.0300000000007" table:style-name="ce6">
            <text:p>8.945,03</text:p>
          </table:table-cell>
          <table:table-cell office:value-type="float" office:value="0" table:style-name="ce6">
            <text:p>0,00</text:p>
          </table:table-cell>
          <table:table-cell office:value-type="float" office:value="3974.25" table:style-name="ce6">
            <text:p>3.974,25</text:p>
          </table:table-cell>
          <table:table-cell office:value-type="float" office:value="18537.62" table:style-name="ce6">
            <text:p>18.537,62</text:p>
          </table:table-cell>
          <table:table-cell office:value-type="float" office:value="31451.91" table:style-name="ce6">
            <text:p>31.451,91</text:p>
          </table:table-cell>
          <table:table-cell table:number-columns-repeated="16364"/>
        </table:table-row>
        <table:table-row table:style-name="ro6">
          <table:table-cell office:value-type="float" office:value="5783" table:style-name="ce4">
            <text:p>5783</text:p>
          </table:table-cell>
          <table:table-cell office:value-type="string" table:style-name="ce5">
            <text:p>JULEANDRO MARTINS DE OLIVEIRA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PROMOTORIA DE JUSTICA CIVE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5217.97" table:style-name="ce6">
            <text:p>35.217,97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6269.15" table:style-name="ce6">
            <text:p>6.269,15</text:p>
          </table:table-cell>
          <table:table-cell office:value-type="float" office:value="0" table:style-name="ce6">
            <text:p>0,00</text:p>
          </table:table-cell>
          <table:table-cell office:value-type="float" office:value="14184.63" table:style-name="ce6">
            <text:p>14.184,63</text:p>
          </table:table-cell>
          <table:table-cell office:value-type="float" office:value="24710.39" table:style-name="ce6">
            <text:p>24.710,39</text:p>
          </table:table-cell>
          <table:table-cell office:value-type="float" office:value="10507.58" table:style-name="ce6">
            <text:p>10.507,58</text:p>
          </table:table-cell>
          <table:table-cell table:number-columns-repeated="16364"/>
        </table:table-row>
        <table:table-row table:style-name="ro6">
          <table:table-cell office:value-type="float" office:value="54741" table:style-name="ce4">
            <text:p>54741</text:p>
          </table:table-cell>
          <table:table-cell office:value-type="string" table:style-name="ce5">
            <text:p>JULIANA MAXIMIANO HOFF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45.98" table:style-name="ce6">
            <text:p>7.045,98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36.7" table:style-name="ce6">
            <text:p>15.636,70</text:p>
          </table:table-cell>
          <table:table-cell office:value-type="float" office:value="23194.43" table:style-name="ce6">
            <text:p>23.194,43</text:p>
          </table:table-cell>
          <table:table-cell table:number-columns-repeated="16364"/>
        </table:table-row>
        <table:table-row table:style-name="ro6">
          <table:table-cell office:value-type="float" office:value="56211" table:style-name="ce4">
            <text:p>56211</text:p>
          </table:table-cell>
          <table:table-cell office:value-type="string" table:style-name="ce5">
            <text:p>JULIO CESAR DE MEDEIROS SILV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IVEL DE TARAUA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376.05" table:style-name="ce6">
            <text:p>7.376,05</text:p>
          </table:table-cell>
          <table:table-cell office:value-type="float" office:value="0" table:style-name="ce6">
            <text:p>0,00</text:p>
          </table:table-cell>
          <table:table-cell office:value-type="float" office:value="5727.15" table:style-name="ce6">
            <text:p>5.727,15</text:p>
          </table:table-cell>
          <table:table-cell office:value-type="float" office:value="17819.669999999998" table:style-name="ce6">
            <text:p>17.819,67</text:p>
          </table:table-cell>
          <table:table-cell office:value-type="float" office:value="24380.37" table:style-name="ce6">
            <text:p>24.380,37</text:p>
          </table:table-cell>
          <table:table-cell table:number-columns-repeated="16364"/>
        </table:table-row>
        <table:table-row table:style-name="ro6">
          <table:table-cell office:value-type="float" office:value="7521" table:style-name="ce4">
            <text:p>7521</text:p>
          </table:table-cell>
          <table:table-cell office:value-type="string" table:style-name="ce5">
            <text:p>KATIA REJANE DE ARAUJO RODRIGUES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7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10638.67" table:style-name="ce6">
            <text:p>10.638,6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64.71" table:style-name="ce6">
            <text:p>4.964,71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86384.93" table:style-name="ce6">
            <text:p>86.384,93</text:p>
          </table:table-cell>
          <table:table-cell office:value-type="float" office:value="4964.71" table:style-name="ce6">
            <text:p>4.964,71</text:p>
          </table:table-cell>
          <table:table-cell office:value-type="float" office:value="9936.2999999999993" table:style-name="ce6">
            <text:p>9.936,30</text:p>
          </table:table-cell>
          <table:table-cell office:value-type="float" office:value="6807.57" table:style-name="ce6">
            <text:p>6.807,57</text:p>
          </table:table-cell>
          <table:table-cell office:value-type="float" office:value="4428.1499999999996" table:style-name="ce6">
            <text:p>4.428,15</text:p>
          </table:table-cell>
          <table:table-cell office:value-type="float" office:value="26136.73" table:style-name="ce6">
            <text:p>26.136,73</text:p>
          </table:table-cell>
          <table:table-cell office:value-type="float" office:value="60248.2" table:style-name="ce6">
            <text:p>60.248,20</text:p>
          </table:table-cell>
          <table:table-cell table:number-columns-repeated="16364"/>
        </table:table-row>
        <table:table-row table:style-name="ro6">
          <table:table-cell office:value-type="float" office:value="43702" table:style-name="ce4">
            <text:p>43702</text:p>
          </table:table-cell>
          <table:table-cell office:value-type="string" table:style-name="ce5">
            <text:p>LAURA CRISTINA DE ALMEIDA MIRAND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2 PROM JUST ESP DE DEFESA DO PATRIM PUBLIC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088.019999999997" table:style-name="ce6">
            <text:p>35.088,02</text:p>
          </table:table-cell>
          <table:table-cell office:value-type="float" office:value="68777.13" table:style-name="ce6">
            <text:p>68.777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8945.6" table:style-name="ce6">
            <text:p>8.945,60</text:p>
          </table:table-cell>
          <table:table-cell office:value-type="float" office:value="20760.189999999999" table:style-name="ce6">
            <text:p>20.760,19</text:p>
          </table:table-cell>
          <table:table-cell office:value-type="float" office:value="48016.94" table:style-name="ce6">
            <text:p>48.016,94</text:p>
          </table:table-cell>
          <table:table-cell table:number-columns-repeated="16364"/>
        </table:table-row>
        <table:table-row table:style-name="ro6">
          <table:table-cell office:value-type="float" office:value="37001" table:style-name="ce4">
            <text:p>37001</text:p>
          </table:table-cell>
          <table:table-cell office:value-type="string" table:style-name="ce5">
            <text:p>LEANDRO PORTELA STEFFEN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IREITOS HUMANOS E CIDADAN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35.66" table:style-name="ce6">
            <text:p>8.435,66</text:p>
          </table:table-cell>
          <table:table-cell office:value-type="float" office:value="0" table:style-name="ce6">
            <text:p>0,00</text:p>
          </table:table-cell>
          <table:table-cell office:value-type="float" office:value="1932.49" table:style-name="ce6">
            <text:p>1.932,49</text:p>
          </table:table-cell>
          <table:table-cell office:value-type="float" office:value="15084.62" table:style-name="ce6">
            <text:p>15.084,62</text:p>
          </table:table-cell>
          <table:table-cell office:value-type="float" office:value="28799.88" table:style-name="ce6">
            <text:p>28.799,88</text:p>
          </table:table-cell>
          <table:table-cell table:number-columns-repeated="16364"/>
        </table:table-row>
        <table:table-row table:style-name="ro6">
          <table:table-cell office:value-type="float" office:value="43811" table:style-name="ce4">
            <text:p>43811</text:p>
          </table:table-cell>
          <table:table-cell office:value-type="string" table:style-name="ce5">
            <text:p>LEONARDO HONORATO SANTO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EF DA CRIANCA E ADOLESCENTE CRZ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972.43" table:style-name="ce6">
            <text:p>7.972,43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16057.81" table:style-name="ce6">
            <text:p>16.057,81</text:p>
          </table:table-cell>
          <table:table-cell office:value-type="float" office:value="26142.23" table:style-name="ce6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4">
            <text:p>56181</text:p>
          </table:table-cell>
          <table:table-cell office:value-type="string" table:style-name="ce5">
            <text:p>LUANA DINIZ LIRIO MACIEL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RIMINAL DE TARAUA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88.84" table:style-name="ce6">
            <text:p>15.688,84</text:p>
          </table:table-cell>
          <table:table-cell office:value-type="float" office:value="23142.29" table:style-name="ce6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47001" table:style-name="ce4">
            <text:p>47001</text:p>
          </table:table-cell>
          <table:table-cell office:value-type="string" table:style-name="ce5">
            <text:p>LUIS HENRIQUE CORREA ROLIM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CIVEL DE SENA MADUREIR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73.78" table:style-name="ce6">
            <text:p>673,78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873.82" table:style-name="ce6">
            <text:p>42.873,82</text:p>
          </table:table-cell>
          <table:table-cell office:value-type="float" office:value="4716.47" table:style-name="ce6">
            <text:p>4.716,47</text:p>
          </table:table-cell>
          <table:table-cell office:value-type="float" office:value="7626.07" table:style-name="ce6">
            <text:p>7.626,07</text:p>
          </table:table-cell>
          <table:table-cell office:value-type="float" office:value="0" table:style-name="ce6">
            <text:p>0,00</text:p>
          </table:table-cell>
          <table:table-cell office:value-type="float" office:value="7836.13" table:style-name="ce6">
            <text:p>7.836,13</text:p>
          </table:table-cell>
          <table:table-cell office:value-type="float" office:value="20178.669999999998" table:style-name="ce6">
            <text:p>20.178,67</text:p>
          </table:table-cell>
          <table:table-cell office:value-type="float" office:value="22695.15" table:style-name="ce6">
            <text:p>22.695,15</text:p>
          </table:table-cell>
          <table:table-cell table:number-columns-repeated="16364"/>
        </table:table-row>
        <table:table-row table:style-name="ro6">
          <table:table-cell office:value-type="float" office:value="55931" table:style-name="ce4">
            <text:p>55931</text:p>
          </table:table-cell>
          <table:table-cell office:value-type="string" table:style-name="ce5">
            <text:p>MANUELA CANUTO DE SANTANA FARHAT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CUMULATIVA DE MANCIO LIM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972.43" table:style-name="ce6">
            <text:p>7.972,43</text:p>
          </table:table-cell>
          <table:table-cell office:value-type="float" office:value="0" table:style-name="ce6">
            <text:p>0,00</text:p>
          </table:table-cell>
          <table:table-cell office:value-type="float" office:value="466.38" table:style-name="ce6">
            <text:p>466,38</text:p>
          </table:table-cell>
          <table:table-cell office:value-type="float" office:value="13155.28" table:style-name="ce6">
            <text:p>13.155,28</text:p>
          </table:table-cell>
          <table:table-cell office:value-type="float" office:value="29044.76" table:style-name="ce6">
            <text:p>29.044,76</text:p>
          </table:table-cell>
          <table:table-cell table:number-columns-repeated="16364"/>
        </table:table-row>
        <table:table-row table:style-name="ro6">
          <table:table-cell office:value-type="float" office:value="43682" table:style-name="ce4">
            <text:p>43682</text:p>
          </table:table-cell>
          <table:table-cell office:value-type="string" table:style-name="ce5">
            <text:p>MARCELA CRISTINA OZORI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5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2626.98" table:style-name="ce6">
            <text:p>82.626,98</text:p>
          </table:table-cell>
          <table:table-cell office:value-type="float" office:value="9432.94" table:style-name="ce6">
            <text:p>9.432,94</text:p>
          </table:table-cell>
          <table:table-cell office:value-type="float" office:value="16662.759999999998" table:style-name="ce6">
            <text:p>16.662,76</text:p>
          </table:table-cell>
          <table:table-cell office:value-type="float" office:value="0" table:style-name="ce6">
            <text:p>0,00</text:p>
          </table:table-cell>
          <table:table-cell office:value-type="float" office:value="3974.25" table:style-name="ce6">
            <text:p>3.974,25</text:p>
          </table:table-cell>
          <table:table-cell office:value-type="float" office:value="30069.95" table:style-name="ce6">
            <text:p>30.069,95</text:p>
          </table:table-cell>
          <table:table-cell office:value-type="float" office:value="52557.03" table:style-name="ce6">
            <text:p>52.557,03</text:p>
          </table:table-cell>
          <table:table-cell table:number-columns-repeated="16364"/>
        </table:table-row>
        <table:table-row table:style-name="ro6">
          <table:table-cell office:value-type="float" office:value="40921" table:style-name="ce4">
            <text:p>40921</text:p>
          </table:table-cell>
          <table:table-cell office:value-type="string" table:style-name="ce5">
            <text:p>MARCO AURELIO RIBEIR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8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2626.98" table:style-name="ce6">
            <text:p>82.626,98</text:p>
          </table:table-cell>
          <table:table-cell office:value-type="float" office:value="9432.94" table:style-name="ce6">
            <text:p>9.432,94</text:p>
          </table:table-cell>
          <table:table-cell office:value-type="float" office:value="16204.72" table:style-name="ce6">
            <text:p>16.204,72</text:p>
          </table:table-cell>
          <table:table-cell office:value-type="float" office:value="0" table:style-name="ce6">
            <text:p>0,00</text:p>
          </table:table-cell>
          <table:table-cell office:value-type="float" office:value="3537.62" table:style-name="ce6">
            <text:p>3.537,62</text:p>
          </table:table-cell>
          <table:table-cell office:value-type="float" office:value="29175.279999999999" table:style-name="ce6">
            <text:p>29.175,28</text:p>
          </table:table-cell>
          <table:table-cell office:value-type="float" office:value="53451.7" table:style-name="ce6">
            <text:p>53.451,70</text:p>
          </table:table-cell>
          <table:table-cell table:number-columns-repeated="16364"/>
        </table:table-row>
        <table:table-row table:style-name="ro6">
          <table:table-cell office:value-type="float" office:value="41081" table:style-name="ce4">
            <text:p>41081</text:p>
          </table:table-cell>
          <table:table-cell office:value-type="string" table:style-name="ce5">
            <text:p>MARCOS ANTONIO GALIN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72520.240000000005" table:style-name="ce6">
            <text:p>72.520,24</text:p>
          </table:table-cell>
          <table:table-cell office:value-type="float" office:value="9432.94" table:style-name="ce6">
            <text:p>9.432,94</text:p>
          </table:table-cell>
          <table:table-cell office:value-type="float" office:value="13883.4" table:style-name="ce6">
            <text:p>13.883,40</text:p>
          </table:table-cell>
          <table:table-cell office:value-type="float" office:value="0" table:style-name="ce6">
            <text:p>0,00</text:p>
          </table:table-cell>
          <table:table-cell office:value-type="float" office:value="3854.63" table:style-name="ce6">
            <text:p>3.854,63</text:p>
          </table:table-cell>
          <table:table-cell office:value-type="float" office:value="27170.97" table:style-name="ce6">
            <text:p>27.170,97</text:p>
          </table:table-cell>
          <table:table-cell office:value-type="float" office:value="45349.27" table:style-name="ce6">
            <text:p>45.349,27</text:p>
          </table:table-cell>
          <table:table-cell table:number-columns-repeated="16364"/>
        </table:table-row>
        <table:table-row table:style-name="ro6">
          <table:table-cell office:value-type="float" office:value="43841" table:style-name="ce4">
            <text:p>43841</text:p>
          </table:table-cell>
          <table:table-cell office:value-type="string" table:style-name="ce5">
            <text:p>MARIA FATIMA RIBEIRO TEIXEIR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ESP DO CONTROLE EXTERNO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3924.25" table:style-name="ce6">
            <text:p>3.924,25</text:p>
          </table:table-cell>
          <table:table-cell office:value-type="float" office:value="17128.509999999998" table:style-name="ce6">
            <text:p>17.128,51</text:p>
          </table:table-cell>
          <table:table-cell office:value-type="float" office:value="26755.99" table:style-name="ce6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4">
            <text:p>36971</text:p>
          </table:table-cell>
          <table:table-cell office:value-type="string" table:style-name="ce5">
            <text:p>MARIANO JEORGE DE SOUSA MEL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031.6" table:style-name="ce6">
            <text:p>42.031,60</text:p>
          </table:table-cell>
          <table:table-cell office:value-type="float" office:value="4716.47" table:style-name="ce6">
            <text:p>4.716,47</text:p>
          </table:table-cell>
          <table:table-cell office:value-type="float" office:value="7926.11" table:style-name="ce6">
            <text:p>7.926,11</text:p>
          </table:table-cell>
          <table:table-cell office:value-type="float" office:value="0" table:style-name="ce6">
            <text:p>0,00</text:p>
          </table:table-cell>
          <table:table-cell office:value-type="float" office:value="9217.23" table:style-name="ce6">
            <text:p>9.217,23</text:p>
          </table:table-cell>
          <table:table-cell office:value-type="float" office:value="21859.81" table:style-name="ce6">
            <text:p>21.859,81</text:p>
          </table:table-cell>
          <table:table-cell office:value-type="float" office:value="20171.79" table:style-name="ce6">
            <text:p>20.171,79</text:p>
          </table:table-cell>
          <table:table-cell table:number-columns-repeated="16364"/>
        </table:table-row>
        <table:table-row table:style-name="ro6">
          <table:table-cell office:value-type="float" office:value="13681" table:style-name="ce4">
            <text:p>13681</text:p>
          </table:table-cell>
          <table:table-cell office:value-type="string" table:style-name="ce5">
            <text:p>MERI CRISTINA AMARAL GONCALVE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 ESP MEIO AMBIENTE BAIXO ACR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6722" table:style-name="ce6">
            <text:p>46.722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5553.13" table:style-name="ce6">
            <text:p>85.553,13</text:p>
          </table:table-cell>
          <table:table-cell office:value-type="float" office:value="11257.55" table:style-name="ce6">
            <text:p>11.257,55</text:p>
          </table:table-cell>
          <table:table-cell office:value-type="float" office:value="17174.23" table:style-name="ce6">
            <text:p>17.174,23</text:p>
          </table:table-cell>
          <table:table-cell office:value-type="float" office:value="0" table:style-name="ce6">
            <text:p>0,00</text:p>
          </table:table-cell>
          <table:table-cell office:value-type="float" office:value="6621.17" table:style-name="ce6">
            <text:p>6.621,17</text:p>
          </table:table-cell>
          <table:table-cell office:value-type="float" office:value="35052.949999999997" table:style-name="ce6">
            <text:p>35.052,95</text:p>
          </table:table-cell>
          <table:table-cell office:value-type="float" office:value="50500.18" table:style-name="ce6">
            <text:p>50.500,18</text:p>
          </table:table-cell>
          <table:table-cell table:number-columns-repeated="16364"/>
        </table:table-row>
        <table:table-row table:style-name="ro6">
          <table:table-cell office:value-type="float" office:value="16781" table:style-name="ce4">
            <text:p>16781</text:p>
          </table:table-cell>
          <table:table-cell office:value-type="string" table:style-name="ce5">
            <text:p>MYRNA TEIXEIRA MENDOZ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ESP DE DEFESA DO PATRIMONI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8600.97" table:style-name="ce6">
            <text:p>48.600,97</text:p>
          </table:table-cell>
          <table:table-cell office:value-type="float" office:value="4716.47" table:style-name="ce6">
            <text:p>4.716,47</text:p>
          </table:table-cell>
          <table:table-cell office:value-type="float" office:value="9784.82" table:style-name="ce6">
            <text:p>9.784,82</text:p>
          </table:table-cell>
          <table:table-cell office:value-type="float" office:value="0" table:style-name="ce6">
            <text:p>0,00</text:p>
          </table:table-cell>
          <table:table-cell office:value-type="float" office:value="23305.87" table:style-name="ce6">
            <text:p>23.305,87</text:p>
          </table:table-cell>
          <table:table-cell office:value-type="float" office:value="37807.160000000003" table:style-name="ce6">
            <text:p>37.807,16</text:p>
          </table:table-cell>
          <table:table-cell office:value-type="float" office:value="10793.81" table:style-name="ce6">
            <text:p>10.793,81</text:p>
          </table:table-cell>
          <table:table-cell table:number-columns-repeated="16364"/>
        </table:table-row>
        <table:table-row table:style-name="ro6">
          <table:table-cell office:value-type="float" office:value="38761" table:style-name="ce4">
            <text:p>38761</text:p>
          </table:table-cell>
          <table:table-cell office:value-type="string" table:style-name="ce5">
            <text:p>NELMA ARAUJO MELO DE SIQUEIR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8600.97" table:style-name="ce6">
            <text:p>48.600,97</text:p>
          </table:table-cell>
          <table:table-cell office:value-type="float" office:value="4716.47" table:style-name="ce6">
            <text:p>4.716,47</text:p>
          </table:table-cell>
          <table:table-cell office:value-type="float" office:value="9628.41" table:style-name="ce6">
            <text:p>9.628,41</text:p>
          </table:table-cell>
          <table:table-cell office:value-type="float" office:value="0" table:style-name="ce6">
            <text:p>0,00</text:p>
          </table:table-cell>
          <table:table-cell office:value-type="float" office:value="4609.25" table:style-name="ce6">
            <text:p>4.609,25</text:p>
          </table:table-cell>
          <table:table-cell office:value-type="float" office:value="18954.13" table:style-name="ce6">
            <text:p>18.954,13</text:p>
          </table:table-cell>
          <table:table-cell office:value-type="float" office:value="29646.84" table:style-name="ce6">
            <text:p>29.646,84</text:p>
          </table:table-cell>
          <table:table-cell table:number-columns-repeated="16364"/>
        </table:table-row>
        <table:table-row table:style-name="ro6">
          <table:table-cell office:value-type="float" office:value="54731" table:style-name="ce4">
            <text:p>54731</text:p>
          </table:table-cell>
          <table:table-cell office:value-type="string" table:style-name="ce5">
            <text:p>OCIMAR DA SILVA SALES JUNIOR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1 PROMOTORIA DE JUSTICA CIVE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93.84" table:style-name="ce6">
            <text:p>6.993,84</text:p>
          </table:table-cell>
          <table:table-cell office:value-type="float" office:value="0" table:style-name="ce6">
            <text:p>0,00</text:p>
          </table:table-cell>
          <table:table-cell office:value-type="float" office:value="7937.11" table:style-name="ce6">
            <text:p>7.937,11</text:p>
          </table:table-cell>
          <table:table-cell office:value-type="float" office:value="19647.419999999998" table:style-name="ce6">
            <text:p>19.647,42</text:p>
          </table:table-cell>
          <table:table-cell office:value-type="float" office:value="19183.71" table:style-name="ce6">
            <text:p>19.183,71</text:p>
          </table:table-cell>
          <table:table-cell table:number-columns-repeated="16364"/>
        </table:table-row>
        <table:table-row table:style-name="ro6">
          <table:table-cell office:value-type="float" office:value="11041" table:style-name="ce4">
            <text:p>11041</text:p>
          </table:table-cell>
          <table:table-cell office:value-type="string" table:style-name="ce5">
            <text:p>OSWALDO D ALBUQUERQUE LIMA NET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4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106243.77" table:style-name="ce6">
            <text:p>106.243,77</text:p>
          </table:table-cell>
          <table:table-cell office:value-type="float" office:value="9929.42" table:style-name="ce6">
            <text:p>9.929,42</text:p>
          </table:table-cell>
          <table:table-cell office:value-type="float" office:value="15034.92" table:style-name="ce6">
            <text:p>15.034,92</text:p>
          </table:table-cell>
          <table:table-cell office:value-type="float" office:value="0" table:style-name="ce6">
            <text:p>0,00</text:p>
          </table:table-cell>
          <table:table-cell office:value-type="float" office:value="4478.0200000000004" table:style-name="ce6">
            <text:p>4.478,02</text:p>
          </table:table-cell>
          <table:table-cell office:value-type="float" office:value="29442.36" table:style-name="ce6">
            <text:p>29.442,36</text:p>
          </table:table-cell>
          <table:table-cell office:value-type="float" office:value="76801.41" table:style-name="ce6">
            <text:p>76.801,41</text:p>
          </table:table-cell>
          <table:table-cell table:number-columns-repeated="16364"/>
        </table:table-row>
        <table:table-row table:style-name="ro6">
          <table:table-cell office:value-type="float" office:value="6551" table:style-name="ce4">
            <text:p>6551</text:p>
          </table:table-cell>
          <table:table-cell office:value-type="string" table:style-name="ce5">
            <text:p>PATRICIA DE AMORIM REG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3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40781.550000000003" table:style-name="ce6">
            <text:p>40.781,5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116882.43" table:style-name="ce6">
            <text:p>116.882,43</text:p>
          </table:table-cell>
          <table:table-cell office:value-type="float" office:value="9929.42" table:style-name="ce6">
            <text:p>9.929,42</text:p>
          </table:table-cell>
          <table:table-cell office:value-type="float" office:value="16829.2" table:style-name="ce6">
            <text:p>16.829,20</text:p>
          </table:table-cell>
          <table:table-cell office:value-type="float" office:value="2976.46" table:style-name="ce6">
            <text:p>2.976,46</text:p>
          </table:table-cell>
          <table:table-cell office:value-type="float" office:value="15135.11" table:style-name="ce6">
            <text:p>15.135,11</text:p>
          </table:table-cell>
          <table:table-cell office:value-type="float" office:value="44870.19" table:style-name="ce6">
            <text:p>44.870,19</text:p>
          </table:table-cell>
          <table:table-cell office:value-type="float" office:value="72012.240000000005" table:style-name="ce6">
            <text:p>72.012,24</text:p>
          </table:table-cell>
          <table:table-cell table:number-columns-repeated="16364"/>
        </table:table-row>
        <table:table-row table:style-name="ro6">
          <table:table-cell office:value-type="float" office:value="43851" table:style-name="ce4">
            <text:p>43851</text:p>
          </table:table-cell>
          <table:table-cell office:value-type="string" table:style-name="ce5">
            <text:p>PATRICIA PAULA DOS SANTOS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12914.16" table:style-name="ce6">
            <text:p>12.914,16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56798.66" table:style-name="ce6">
            <text:p>56.798,66</text:p>
          </table:table-cell>
          <table:table-cell office:value-type="float" office:value="4716.47" table:style-name="ce6">
            <text:p>4.716,47</text:p>
          </table:table-cell>
          <table:table-cell office:value-type="float" office:value="8937.0300000000007" table:style-name="ce6">
            <text:p>8.937,03</text:p>
          </table:table-cell>
          <table:table-cell office:value-type="float" office:value="0" table:style-name="ce6">
            <text:p>0,00</text:p>
          </table:table-cell>
          <table:table-cell office:value-type="float" office:value="11409.02" table:style-name="ce6">
            <text:p>11.409,02</text:p>
          </table:table-cell>
          <table:table-cell office:value-type="float" office:value="25062.52" table:style-name="ce6">
            <text:p>25.062,52</text:p>
          </table:table-cell>
          <table:table-cell office:value-type="float" office:value="31736.14" table:style-name="ce6">
            <text:p>31.736,14</text:p>
          </table:table-cell>
          <table:table-cell table:number-columns-repeated="16364"/>
        </table:table-row>
        <table:table-row table:style-name="ro6">
          <table:table-cell office:value-type="float" office:value="57811" table:style-name="ce4">
            <text:p>57811</text:p>
          </table:table-cell>
          <table:table-cell office:value-type="string" table:style-name="ce5">
            <text:p>PAULIANE MEZABARBA SANCHES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PROMOTORIA DE JUSTICA CRIMINA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3040.44" table:style-name="ce6">
            <text:p>3.040,4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8258.410000000003" table:style-name="ce6">
            <text:p>38.258,41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7053.13" table:style-name="ce6">
            <text:p>7.053,13</text:p>
          </table:table-cell>
          <table:table-cell office:value-type="float" office:value="0" table:style-name="ce6">
            <text:p>0,00</text:p>
          </table:table-cell>
          <table:table-cell office:value-type="float" office:value="3646.51" table:style-name="ce6">
            <text:p>3.646,51</text:p>
          </table:table-cell>
          <table:table-cell office:value-type="float" office:value="14956.25" table:style-name="ce6">
            <text:p>14.956,25</text:p>
          </table:table-cell>
          <table:table-cell office:value-type="float" office:value="23302.16" table:style-name="ce6">
            <text:p>23.302,16</text:p>
          </table:table-cell>
          <table:table-cell table:number-columns-repeated="16364"/>
        </table:table-row>
        <table:table-row table:style-name="ro6">
          <table:table-cell office:value-type="float" office:value="49762" table:style-name="ce4">
            <text:p>49762</text:p>
          </table:table-cell>
          <table:table-cell office:value-type="string" table:style-name="ce5">
            <text:p>RAFAEL MACIEL DA SILV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DE JUSTICA CRIMINAL DE FEIJ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4634.3900000000003" table:style-name="ce6">
            <text:p>4.634,39</text:p>
          </table:table-cell>
          <table:table-cell office:value-type="float" office:value="16448.98" table:style-name="ce6">
            <text:p>16.448,98</text:p>
          </table:table-cell>
          <table:table-cell office:value-type="float" office:value="22382.15" table:style-name="ce6">
            <text:p>22.382,15</text:p>
          </table:table-cell>
          <table:table-cell table:number-columns-repeated="16364"/>
        </table:table-row>
        <table:table-row table:style-name="ro6">
          <table:table-cell office:value-type="float" office:value="13921" table:style-name="ce4">
            <text:p>13921</text:p>
          </table:table-cell>
          <table:table-cell office:value-type="string" table:style-name="ce5">
            <text:p>RICARDO COELHO DE CARVA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JUST ESP DE DEF DA EDUCACA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922.47" table:style-name="ce6">
            <text:p>49.922,4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8753.600000000006" table:style-name="ce6">
            <text:p>88.753,60</text:p>
          </table:table-cell>
          <table:table-cell office:value-type="float" office:value="11257.55" table:style-name="ce6">
            <text:p>11.257,55</text:p>
          </table:table-cell>
          <table:table-cell office:value-type="float" office:value="18054.36" table:style-name="ce6">
            <text:p>18.054,36</text:p>
          </table:table-cell>
          <table:table-cell office:value-type="float" office:value="0" table:style-name="ce6">
            <text:p>0,00</text:p>
          </table:table-cell>
          <table:table-cell office:value-type="float" office:value="9421.2099999999991" table:style-name="ce6">
            <text:p>9.421,21</text:p>
          </table:table-cell>
          <table:table-cell office:value-type="float" office:value="38733.120000000003" table:style-name="ce6">
            <text:p>38.733,12</text:p>
          </table:table-cell>
          <table:table-cell office:value-type="float" office:value="50020.480000000003" table:style-name="ce6">
            <text:p>50.020,48</text:p>
          </table:table-cell>
          <table:table-cell table:number-columns-repeated="16364"/>
        </table:table-row>
        <table:table-row table:style-name="ro6">
          <table:table-cell office:value-type="float" office:value="7601" table:style-name="ce4">
            <text:p>7601</text:p>
          </table:table-cell>
          <table:table-cell office:value-type="string" table:style-name="ce5">
            <text:p>RITA DE CASSIA NOGUEIRA LIM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 GERAL ADJ PARA ASSUNTOS ADMINISTRATIVOS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464.71" table:style-name="ce6">
            <text:p>6.464,71</text:p>
          </table:table-cell>
          <table:table-cell office:value-type="float" office:value="0" table:style-name="ce6">
            <text:p>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82565.59" table:style-name="ce6">
            <text:p>82.565,59</text:p>
          </table:table-cell>
          <table:table-cell office:value-type="float" office:value="4964.71" table:style-name="ce6">
            <text:p>4.964,71</text:p>
          </table:table-cell>
          <table:table-cell office:value-type="float" office:value="9936.2999999999993" table:style-name="ce6">
            <text:p>9.936,30</text:p>
          </table:table-cell>
          <table:table-cell office:value-type="float" office:value="1488.23" table:style-name="ce6">
            <text:p>1.488,23</text:p>
          </table:table-cell>
          <table:table-cell office:value-type="float" office:value="6197.87" table:style-name="ce6">
            <text:p>6.197,87</text:p>
          </table:table-cell>
          <table:table-cell office:value-type="float" office:value="22587.11" table:style-name="ce6">
            <text:p>22.587,11</text:p>
          </table:table-cell>
          <table:table-cell office:value-type="float" office:value="59978.48" table:style-name="ce6">
            <text:p>59.978,48</text:p>
          </table:table-cell>
          <table:table-cell table:number-columns-repeated="16364"/>
        </table:table-row>
        <table:table-row table:style-name="ro6">
          <table:table-cell office:value-type="float" office:value="36381" table:style-name="ce4">
            <text:p>36381</text:p>
          </table:table-cell>
          <table:table-cell office:value-type="string" table:style-name="ce5">
            <text:p>RODRIGO CURTI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IR DIFUSO A SEGURANCA PUBLI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35.66" table:style-name="ce6">
            <text:p>8.435,66</text:p>
          </table:table-cell>
          <table:table-cell office:value-type="float" office:value="0" table:style-name="ce6">
            <text:p>0,00</text:p>
          </table:table-cell>
          <table:table-cell office:value-type="float" office:value="5347.52" table:style-name="ce6">
            <text:p>5.347,52</text:p>
          </table:table-cell>
          <table:table-cell office:value-type="float" office:value="18499.650000000001" table:style-name="ce6">
            <text:p>18.499,65</text:p>
          </table:table-cell>
          <table:table-cell office:value-type="float" office:value="25384.85" table:style-name="ce6">
            <text:p>25.384,85</text:p>
          </table:table-cell>
          <table:table-cell table:number-columns-repeated="16364"/>
        </table:table-row>
        <table:table-row table:style-name="ro6">
          <table:table-cell office:value-type="float" office:value="43911" table:style-name="ce4">
            <text:p>43911</text:p>
          </table:table-cell>
          <table:table-cell office:value-type="string" table:style-name="ce5">
            <text:p>RODRIGO FONTOURA DE CARVA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CUMULATIVA DE EPITACIOLAND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8024.57" table:style-name="ce6">
            <text:p>8.024,57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6615.29" table:style-name="ce6">
            <text:p>16.615,29</text:p>
          </table:table-cell>
          <table:table-cell office:value-type="float" office:value="25584.75" table:style-name="ce6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4">
            <text:p>37191</text:p>
          </table:table-cell>
          <table:table-cell office:value-type="string" table:style-name="ce5">
            <text:p>ROGERIO VOLTOLINI MUNOZ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7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109409.82" table:style-name="ce6">
            <text:p>109.409,82</text:p>
          </table:table-cell>
          <table:table-cell office:value-type="float" office:value="9432.94" table:style-name="ce6">
            <text:p>9.432,94</text:p>
          </table:table-cell>
          <table:table-cell office:value-type="float" office:value="14972.09" table:style-name="ce6">
            <text:p>14.972,09</text:p>
          </table:table-cell>
          <table:table-cell office:value-type="float" office:value="0" table:style-name="ce6">
            <text:p>0,00</text:p>
          </table:table-cell>
          <table:table-cell office:value-type="float" office:value="8277.7800000000007" table:style-name="ce6">
            <text:p>8.277,78</text:p>
          </table:table-cell>
          <table:table-cell office:value-type="float" office:value="32682.81" table:style-name="ce6">
            <text:p>32.682,81</text:p>
          </table:table-cell>
          <table:table-cell office:value-type="float" office:value="76727.009999999995" table:style-name="ce6">
            <text:p>76.727,01</text:p>
          </table:table-cell>
          <table:table-cell table:number-columns-repeated="16364"/>
        </table:table-row>
        <table:table-row table:style-name="ro6">
          <table:table-cell office:value-type="float" office:value="16431" table:style-name="ce4">
            <text:p>16431</text:p>
          </table:table-cell>
          <table:table-cell office:value-type="string" table:style-name="ce5">
            <text:p>ROMEU CORDEIRO BARBOSA FI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9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407.54" table:style-name="ce6">
            <text:p>6.407,54</text:p>
          </table:table-cell>
          <table:table-cell office:value-type="float" office:value="5624.89" table:style-name="ce6">
            <text:p>5.624,89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50863.56" table:style-name="ce6">
            <text:p>50.863,56</text:p>
          </table:table-cell>
          <table:table-cell office:value-type="float" office:value="5008.72" table:style-name="ce6">
            <text:p>5.008,72</text:p>
          </table:table-cell>
          <table:table-cell office:value-type="float" office:value="9315.7800000000007" table:style-name="ce6">
            <text:p>9.315,78</text:p>
          </table:table-cell>
          <table:table-cell office:value-type="float" office:value="0" table:style-name="ce6">
            <text:p>0,00</text:p>
          </table:table-cell>
          <table:table-cell office:value-type="float" office:value="4860.71" table:style-name="ce6">
            <text:p>4.860,71</text:p>
          </table:table-cell>
          <table:table-cell office:value-type="float" office:value="19185.21" table:style-name="ce6">
            <text:p>19.185,21</text:p>
          </table:table-cell>
          <table:table-cell office:value-type="float" office:value="31678.35" table:style-name="ce6">
            <text:p>31.678,35</text:p>
          </table:table-cell>
          <table:table-cell table:number-columns-repeated="16364"/>
        </table:table-row>
        <table:table-row table:style-name="ro6">
          <table:table-cell office:value-type="float" office:value="6801" table:style-name="ce4">
            <text:p>6801</text:p>
          </table:table-cell>
          <table:table-cell office:value-type="string" table:style-name="ce5">
            <text:p>SAMMY BARBOSA LOPES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6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7092.44" table:style-name="ce6">
            <text:p>7.092,4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77874.03" table:style-name="ce6">
            <text:p>77.874,03</text:p>
          </table:table-cell>
          <table:table-cell office:value-type="float" office:value="120428.69" table:style-name="ce6">
            <text:p>120.428,69</text:p>
          </table:table-cell>
          <table:table-cell office:value-type="float" office:value="4964.71" table:style-name="ce6">
            <text:p>4.964,71</text:p>
          </table:table-cell>
          <table:table-cell office:value-type="float" office:value="8518.8700000000008" table:style-name="ce6">
            <text:p>8.518,87</text:p>
          </table:table-cell>
          <table:table-cell office:value-type="float" office:value="3261.34" table:style-name="ce6">
            <text:p>3.261,34</text:p>
          </table:table-cell>
          <table:table-cell office:value-type="float" office:value="4627.6099999999997" table:style-name="ce6">
            <text:p>4.627,61</text:p>
          </table:table-cell>
          <table:table-cell office:value-type="float" office:value="21372.53" table:style-name="ce6">
            <text:p>21.372,53</text:p>
          </table:table-cell>
          <table:table-cell office:value-type="float" office:value="99056.16" table:style-name="ce6">
            <text:p>99.056,16</text:p>
          </table:table-cell>
          <table:table-cell table:number-columns-repeated="16364"/>
        </table:table-row>
        <table:table-row table:style-name="ro6">
          <table:table-cell office:value-type="float" office:value="1161" table:style-name="ce4">
            <text:p>1161</text:p>
          </table:table-cell>
          <table:table-cell office:value-type="string" table:style-name="ce5">
            <text:p>SAMUEL MARTINS EVANGELISTA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CURAD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0000" table:style-name="ce6">
            <text:p>10.000,00</text:p>
          </table:table-cell>
          <table:table-cell office:value-type="float" office:value="0" table:style-name="ce6">
            <text:p>0,00</text:p>
          </table:table-cell>
          <table:table-cell office:value-type="float" office:value="10000" table:style-name="ce6">
            <text:p>10.000,00</text:p>
          </table:table-cell>
          <table:table-cell office:value-type="float" office:value="1400" table:style-name="ce6">
            <text:p>1.400,00</text:p>
          </table:table-cell>
          <table:table-cell office:value-type="float" office:value="1495.64" table:style-name="ce6">
            <text:p>1.495,6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895.64" table:style-name="ce6">
            <text:p>2.895,64</text:p>
          </table:table-cell>
          <table:table-cell office:value-type="float" office:value="7104.36" table:style-name="ce6">
            <text:p>7.104,3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4">
            <text:p>16511</text:p>
          </table:table-cell>
          <table:table-cell office:value-type="string" table:style-name="ce5">
            <text:p>SIBERMAN MADEIRA DE HOLANDA FI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4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1229.7" table:style-name="ce6">
            <text:p>11.229,70</text:p>
          </table:table-cell>
          <table:table-cell office:value-type="float" office:value="0" table:style-name="ce6">
            <text:p>0,00</text:p>
          </table:table-cell>
          <table:table-cell office:value-type="float" office:value="2103.41" table:style-name="ce6">
            <text:p>2.103,41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52164.24" table:style-name="ce6">
            <text:p>52.164,24</text:p>
          </table:table-cell>
          <table:table-cell office:value-type="float" office:value="5010.9399999999996" table:style-name="ce6">
            <text:p>5.010,94</text:p>
          </table:table-cell>
          <table:table-cell office:value-type="float" office:value="9108.3700000000008" table:style-name="ce6">
            <text:p>9.108,37</text:p>
          </table:table-cell>
          <table:table-cell office:value-type="float" office:value="0" table:style-name="ce6">
            <text:p>0,00</text:p>
          </table:table-cell>
          <table:table-cell office:value-type="float" office:value="5775.51" table:style-name="ce6">
            <text:p>5.775,51</text:p>
          </table:table-cell>
          <table:table-cell office:value-type="float" office:value="19894.82" table:style-name="ce6">
            <text:p>19.894,82</text:p>
          </table:table-cell>
          <table:table-cell office:value-type="float" office:value="32269.42" table:style-name="ce6">
            <text:p>32.269,42</text:p>
          </table:table-cell>
          <table:table-cell table:number-columns-repeated="16364"/>
        </table:table-row>
        <table:table-row table:style-name="ro6">
          <table:table-cell office:value-type="float" office:value="16601" table:style-name="ce4">
            <text:p>16601</text:p>
          </table:table-cell>
          <table:table-cell office:value-type="string" table:style-name="ce5">
            <text:p>TALES FONSECA TRANIN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4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7018.39" table:style-name="ce6">
            <text:p>17.018,39</text:p>
          </table:table-cell>
          <table:table-cell office:value-type="float" office:value="35087.89" table:style-name="ce6">
            <text:p>35.087,89</text:p>
          </table:table-cell>
          <table:table-cell office:value-type="float" office:value="85795.39" table:style-name="ce6">
            <text:p>85.795,39</text:p>
          </table:table-cell>
          <table:table-cell office:value-type="float" office:value="6650.97" table:style-name="ce6">
            <text:p>6.650,97</text:p>
          </table:table-cell>
          <table:table-cell office:value-type="float" office:value="10272.549999999999" table:style-name="ce6">
            <text:p>10.272,55</text:p>
          </table:table-cell>
          <table:table-cell office:value-type="float" office:value="0" table:style-name="ce6">
            <text:p>0,00</text:p>
          </table:table-cell>
          <table:table-cell office:value-type="float" office:value="1332.53" table:style-name="ce6">
            <text:p>1.332,53</text:p>
          </table:table-cell>
          <table:table-cell office:value-type="float" office:value="18256.05" table:style-name="ce6">
            <text:p>18.256,05</text:p>
          </table:table-cell>
          <table:table-cell office:value-type="float" office:value="67539.34" table:style-name="ce6">
            <text:p>67.539,34</text:p>
          </table:table-cell>
          <table:table-cell table:number-columns-repeated="16364"/>
        </table:table-row>
        <table:table-row table:style-name="ro6">
          <table:table-cell office:value-type="float" office:value="43891" table:style-name="ce4">
            <text:p>43891</text:p>
          </table:table-cell>
          <table:table-cell office:value-type="string" table:style-name="ce5">
            <text:p>TEOTONIO RODRIGUES SOARES JUNIOR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5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4352.9399999999996" table:style-name="ce6">
            <text:p>4.352,94</text:p>
          </table:table-cell>
          <table:table-cell office:value-type="float" office:value="17452.93" table:style-name="ce6">
            <text:p>17.452,93</text:p>
          </table:table-cell>
          <table:table-cell office:value-type="float" office:value="26431.57" table:style-name="ce6">
            <text:p>26.431,57</text:p>
          </table:table-cell>
          <table:table-cell table:number-columns-repeated="16364"/>
        </table:table-row>
        <table:table-row table:style-name="ro6">
          <table:table-cell office:value-type="float" office:value="54751" table:style-name="ce4">
            <text:p>54751</text:p>
          </table:table-cell>
          <table:table-cell office:value-type="string" table:style-name="ce5">
            <text:p>THALLES FERREIRA COST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CRIMINAL DE SENA MADUREIR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77573.61" table:style-name="ce6">
            <text:p>77.573,61</text:p>
          </table:table-cell>
          <table:table-cell office:value-type="float" office:value="9432.94" table:style-name="ce6">
            <text:p>9.432,94</text:p>
          </table:table-cell>
          <table:table-cell office:value-type="float" office:value="15585.91" table:style-name="ce6">
            <text:p>15.585,91</text:p>
          </table:table-cell>
          <table:table-cell office:value-type="float" office:value="0" table:style-name="ce6">
            <text:p>0,00</text:p>
          </table:table-cell>
          <table:table-cell office:value-type="float" office:value="17622.34" table:style-name="ce6">
            <text:p>17.622,34</text:p>
          </table:table-cell>
          <table:table-cell office:value-type="float" office:value="42641.19" table:style-name="ce6">
            <text:p>42.641,19</text:p>
          </table:table-cell>
          <table:table-cell office:value-type="float" office:value="34932.42" table:style-name="ce6">
            <text:p>34.932,42</text:p>
          </table:table-cell>
          <table:table-cell table:number-columns-repeated="16364"/>
        </table:table-row>
        <table:table-row table:style-name="ro6">
          <table:table-cell office:value-type="float" office:value="56191" table:style-name="ce4">
            <text:p>56191</text:p>
          </table:table-cell>
          <table:table-cell office:value-type="string" table:style-name="ce5">
            <text:p>THIAGO MARQUES SALOMAO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DE JUSTICA CRIMINAL DE XAPURI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75.59" table:style-name="ce6">
            <text:p>7.475,59</text:p>
          </table:table-cell>
          <table:table-cell office:value-type="float" office:value="0" table:style-name="ce6">
            <text:p>0,00</text:p>
          </table:table-cell>
          <table:table-cell office:value-type="float" office:value="3980.54" table:style-name="ce6">
            <text:p>3.980,54</text:p>
          </table:table-cell>
          <table:table-cell office:value-type="float" office:value="15936.78" table:style-name="ce6">
            <text:p>15.936,78</text:p>
          </table:table-cell>
          <table:table-cell office:value-type="float" office:value="24241.919999999998" table:style-name="ce6">
            <text:p>24.241,92</text:p>
          </table:table-cell>
          <table:table-cell table:number-columns-repeated="16364"/>
        </table:table-row>
        <table:table-row table:style-name="ro6">
          <table:table-cell office:value-type="float" office:value="941" table:style-name="ce4">
            <text:p>941</text:p>
          </table:table-cell>
          <table:table-cell office:value-type="string" table:style-name="ce5">
            <text:p>UBIRAJARA BRAGA DE ALBUQUERQUE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1 PROCURADORIA DE JUSTICA ESPECIALIZADA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2437.5" table:style-name="ce6">
            <text:p>2.437,5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7377.96" table:style-name="ce6">
            <text:p>7.377,96</text:p>
          </table:table-cell>
          <table:table-cell office:value-type="float" office:value="14800" table:style-name="ce6">
            <text:p>14.800,00</text:p>
          </table:table-cell>
          <table:table-cell office:value-type="float" office:value="35319.33" table:style-name="ce6">
            <text:p>35.319,33</text:p>
          </table:table-cell>
          <table:table-cell office:value-type="float" office:value="95397.01" table:style-name="ce6">
            <text:p>95.397,01</text:p>
          </table:table-cell>
          <table:table-cell office:value-type="float" office:value="7377.96" table:style-name="ce6">
            <text:p>7.377,96</text:p>
          </table:table-cell>
          <table:table-cell office:value-type="float" office:value="9326.9699999999993" table:style-name="ce6">
            <text:p>9.326,97</text:p>
          </table:table-cell>
          <table:table-cell office:value-type="float" office:value="0" table:style-name="ce6">
            <text:p>0,00</text:p>
          </table:table-cell>
          <table:table-cell office:value-type="float" office:value="21193.72" table:style-name="ce6">
            <text:p>21.193,72</text:p>
          </table:table-cell>
          <table:table-cell office:value-type="float" office:value="37898.65" table:style-name="ce6">
            <text:p>37.898,65</text:p>
          </table:table-cell>
          <table:table-cell office:value-type="float" office:value="57498.36" table:style-name="ce6">
            <text:p>57.498,36</text:p>
          </table:table-cell>
          <table:table-cell table:number-columns-repeated="16364"/>
        </table:table-row>
        <table:table-row table:style-name="ro6">
          <table:table-cell office:value-type="float" office:value="56271" table:style-name="ce4">
            <text:p>56271</text:p>
          </table:table-cell>
          <table:table-cell office:value-type="string" table:style-name="ce5">
            <text:p>VANDERLEI BATISTA CERQUEIRA</text:p>
          </table:table-cell>
          <table:table-cell office:value-type="string" table:style-name="ce5">
            <text:p>PROMOTOR DE JUST DE ENTRANCIA INICIAL</text:p>
          </table:table-cell>
          <table:table-cell office:value-type="string" table:style-name="ce5">
            <text:p>PROMOTORIA CUMULATIVA DE ACRELANDIA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23.46" table:style-name="ce6">
            <text:p>7.423,46</text:p>
          </table:table-cell>
          <table:table-cell office:value-type="float" office:value="0" table:style-name="ce6">
            <text:p>0,00</text:p>
          </table:table-cell>
          <table:table-cell office:value-type="float" office:value="4580.34" table:style-name="ce6">
            <text:p>4.580,34</text:p>
          </table:table-cell>
          <table:table-cell office:value-type="float" office:value="16484.45" table:style-name="ce6">
            <text:p>16.484,45</text:p>
          </table:table-cell>
          <table:table-cell office:value-type="float" office:value="23694.25" table:style-name="ce6">
            <text:p>23.694,25</text:p>
          </table:table-cell>
          <table:table-cell table:number-columns-repeated="16364"/>
        </table:table-row>
        <table:table-row table:style-name="ro6">
          <table:table-cell office:value-type="float" office:value="43871" table:style-name="ce4">
            <text:p>43871</text:p>
          </table:table-cell>
          <table:table-cell office:value-type="string" table:style-name="ce5">
            <text:p>VANESSA DE MACEDO MUNIZ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E EXEC MEDIDAS SOCIOEDUCATIVAS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4324.25" table:style-name="ce6">
            <text:p>4.324,25</text:p>
          </table:table-cell>
          <table:table-cell office:value-type="float" office:value="17424.240000000002" table:style-name="ce6">
            <text:p>17.424,24</text:p>
          </table:table-cell>
          <table:table-cell office:value-type="float" office:value="26460.26" table:style-name="ce6">
            <text:p>26.460,2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4">
            <text:p>36701</text:p>
          </table:table-cell>
          <table:table-cell office:value-type="string" table:style-name="ce5">
            <text:p>VINICIUS MENANDRO EVANGELISTA DE SOUZ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 ESP DE DEFESA DA PESSOA IDOS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106209.35" table:style-name="ce6">
            <text:p>106.209,35</text:p>
          </table:table-cell>
          <table:table-cell office:value-type="float" office:value="9432.94" table:style-name="ce6">
            <text:p>9.432,94</text:p>
          </table:table-cell>
          <table:table-cell office:value-type="float" office:value="10925.94" table:style-name="ce6">
            <text:p>10.925,94</text:p>
          </table:table-cell>
          <table:table-cell office:value-type="float" office:value="0" table:style-name="ce6">
            <text:p>0,00</text:p>
          </table:table-cell>
          <table:table-cell office:value-type="float" office:value="24604.240000000002" table:style-name="ce6">
            <text:p>24.604,24</text:p>
          </table:table-cell>
          <table:table-cell office:value-type="float" office:value="44963.12" table:style-name="ce6">
            <text:p>44.963,12</text:p>
          </table:table-cell>
          <table:table-cell office:value-type="float" office:value="61246.23" table:style-name="ce6">
            <text:p>61.246,23</text:p>
          </table:table-cell>
          <table:table-cell table:number-columns-repeated="16364"/>
        </table:table-row>
        <table:table-row table:style-name="ro6">
          <table:table-cell office:value-type="float" office:value="13411" table:style-name="ce4">
            <text:p>13411</text:p>
          </table:table-cell>
          <table:table-cell office:value-type="string" table:style-name="ce5">
            <text:p>WALDIRENE OLIVEIRA DA CRUZ LIMA CORDEIRO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MOT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2072" table:style-name="ce6">
            <text:p>2.072,00</text:p>
          </table:table-cell>
          <table:table-cell office:value-type="float" office:value="2630.84" table:style-name="ce6">
            <text:p>2.630,8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02.84" table:style-name="ce6">
            <text:p>4.702,84</text:p>
          </table:table-cell>
          <table:table-cell office:value-type="float" office:value="10097.16" table:style-name="ce6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4">
            <text:p>43672</text:p>
          </table:table-cell>
          <table:table-cell office:value-type="string" table:style-name="ce5">
            <text:p>WALTER TEIXEIRA FILH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PROMOTORIA CRIMINAL DE SENADOR GUIOMARD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1814.59" table:style-name="ce6">
            <text:p>11.814,59</text:p>
          </table:table-cell>
          <table:table-cell office:value-type="float" office:value="27016.54" table:style-name="ce6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43791" table:style-name="ce4">
            <text:p>43791</text:p>
          </table:table-cell>
          <table:table-cell office:value-type="string" table:style-name="ce5">
            <text:p>WASHINGTON NILTON MEDEIROS MOREIRA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CORREGEDORIA GER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279.24" table:style-name="ce6">
            <text:p>8.279,24</text:p>
          </table:table-cell>
          <table:table-cell office:value-type="float" office:value="0" table:style-name="ce6">
            <text:p>0,00</text:p>
          </table:table-cell>
          <table:table-cell office:value-type="float" office:value="4447.22" table:style-name="ce6">
            <text:p>4.447,22</text:p>
          </table:table-cell>
          <table:table-cell office:value-type="float" office:value="17442.93" table:style-name="ce6">
            <text:p>17.442,93</text:p>
          </table:table-cell>
          <table:table-cell office:value-type="float" office:value="26441.57" table:style-name="ce6">
            <text:p>26.441,5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4">
            <text:p>43901</text:p>
          </table:table-cell>
          <table:table-cell office:value-type="string" table:style-name="ce5">
            <text:p>WENDY TAKAO HAMANO</text:p>
          </table:table-cell>
          <table:table-cell office:value-type="string" table:style-name="ce5">
            <text:p>PROMOTOR DE JUST DE ENTRANCIA FINAL</text:p>
          </table:table-cell>
          <table:table-cell office:value-type="string" table:style-name="ce5">
            <text:p>6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6974.240000000002" table:style-name="ce6">
            <text:p>16.974,24</text:p>
          </table:table-cell>
          <table:table-cell office:value-type="float" office:value="26910.26" table:style-name="ce6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Total Geral</text:p>
          </table:table-cell>
          <table:table-cell office:value-type="float" office:value="81" table:style-name="ce7">
            <text:p>81</text:p>
          </table:table-cell>
          <table:table-cell table:number-columns-repeated="3" table:style-name="ce8"/>
          <table:table-cell office:value-type="float" office:value="2630840.1800000002" table:style-name="ce9">
            <text:p>2.630.840,18</text:p>
          </table:table-cell>
          <table:table-cell office:value-type="float" office:value="6849.6" table:style-name="ce9">
            <text:p>6.849,60</text:p>
          </table:table-cell>
          <table:table-cell office:value-type="float" office:value="182062.66" table:style-name="ce9">
            <text:p>182.062,66</text:p>
          </table:table-cell>
          <table:table-cell office:value-type="float" office:value="365970.13" table:style-name="ce9">
            <text:p>365.970,13</text:p>
          </table:table-cell>
          <table:table-cell office:value-type="float" office:value="77962.28" table:style-name="ce9">
            <text:p>77.962,28</text:p>
          </table:table-cell>
          <table:table-cell office:value-type="float" office:value="64060.85" table:style-name="ce9">
            <text:p>64.060,85</text:p>
          </table:table-cell>
          <table:table-cell office:value-type="float" office:value="364626.88" table:style-name="ce9">
            <text:p>364.626,88</text:p>
          </table:table-cell>
          <table:table-cell office:value-type="float" office:value="1247878.1599999999" table:style-name="ce9">
            <text:p>1.247.878,16</text:p>
          </table:table-cell>
          <table:table-cell office:value-type="float" office:value="4940250.74" table:style-name="ce9">
            <text:p>4.940.250,74</text:p>
          </table:table-cell>
          <table:table-cell office:value-type="float" office:value="459906.01" table:style-name="ce9">
            <text:p>459.906,01</text:p>
          </table:table-cell>
          <table:table-cell office:value-type="float" office:value="764632.71" table:style-name="ce9">
            <text:p>764.632,71</text:p>
          </table:table-cell>
          <table:table-cell office:value-type="float" office:value="25520.98" table:style-name="ce9">
            <text:p>25.520,98</text:p>
          </table:table-cell>
          <table:table-cell office:value-type="float" office:value="616009.28" table:style-name="ce9">
            <text:p>616.009,28</text:p>
          </table:table-cell>
          <table:table-cell office:value-type="float" office:value="1866068.98" table:style-name="ce9">
            <text:p>1.866.068,98</text:p>
          </table:table-cell>
          <table:table-cell office:value-type="float" office:value="3074181.76" table:style-name="ce9">
            <text:p>3.074.181,76</text:p>
          </table:table-cell>
          <table:table-cell table:number-columns-repeated="16364"/>
        </table:table-row>
        <table:table-row table:style-name="ro8">
          <table:table-cell office:value-type="string" table:style-name="ce10">
            <text:p>Data da última atualização:</text:p>
          </table:table-cell>
          <table:table-cell office:value-type="string" table:number-columns-spanned="19" table:number-rows-spanned="1" table:style-name="ce14">
            <text:p>Janeiro de 2022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15">
            <text:p>(1) Remuneração do cargo efetivo - Vencimento, GAMPU, V.P.I, Adicionais de Qualificação, G.A.E e G.A.S, além de outras desta natureza.</text:p>
            <text:p>(2) V.P.N.I., Adicional por tempo de serviço, quintos, décimos e vantagens decorrentes de sentença judicial ou extensão administrativa.</text:p>
            <text:p>(3) Rubricas que representam a retribuição paga pelo exercício de função (servidor efetivo) ou remuneração de cargo em comissão (servidor sem vínculo ou requisitado).</text:p>
            <text:p>(4) Parcelas da Gratificação Natalina (13º) pagas no mês corrente, ou no caso de vacância ou exoneração do servidor.</text:p>
            <text:p>(5) Adicional correspondente a 1/3 (um terço) da remuneração, pago ao servidor por ocasião das férias.</text:p>
            <text:p>(6) Valor equivalente ao da contribuição previdenciária, devido ao funcionário público que esteja em condição de aposentar-se, mas que optou por continuar em atividade (instituído pela Emenda Constitucional nº 41, de 16 de dezembro de 2003).</text:p>
            <text:p>(7) Valor total (somatório) das remunerações temporárias ou eventuais discriminadas na Tabela III.</text:p>
            <text:p>(8) Valor total (somatório) das verbas indenizatórias discriminadas na Tabela III.</text:p>
            <text:p>(9) Total dos rendimentos brutos pagos no mês.</text:p>
            <text:p>(10) Contribuição Previdenciária Oficial (Plano de Seguridade Social do Servidor Público e Regime Geral de Previdência Social).</text:p>
            <text:p>(11) Imposto de Renda Retido na Fonte.</text:p>
            <text:p>(12) Valor deduzido da remuneração básica bruta, quando esta ultrapassa o teto constitucional, nos termos da legislação correspondente.</text:p>
            <text:p>(12.1) Valores deduzidos Pessoais.</text:p>
            <text:p>(13) Total dos descontos efetuados no mês.</text:p>
            <text:p>(14) Rendimento líquido após os descontos referidos nos itens anteriores.</text:p>
          </table:table-cell>
          <table:covered-table-cell table:number-columns-repeated="19"/>
          <table:table-cell table:number-columns-repeated="16364"/>
        </table:table-row>
        <table:table-row table:number-rows-repeated="1048486" table:style-name="ro10">
          <table:table-cell table:number-columns-repeated="16384"/>
        </table:table-row>
      </table:table>
      <table:database-ranges>
        <table:database-range table:target-range-address="detalFolha.A4:detalFolha.T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2-02-16T19:33:49Z</meta:creation-date>
    <dc:date>2024-03-05T21:57:23Z</dc:date>
  </office:meta>
</office:document-meta>
</file>